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office:font-face-decls>
  <office:automatic-styles>
    <style:style style:name="Evolução" style:family="table">
      <style:table-properties style:width="16.007cm" fo:margin-left="0cm" table:align="left"/>
    </style:style>
    <style:style style:name="Evolução.A" style:family="table-column">
      <style:table-column-properties style:column-width="4.895cm"/>
    </style:style>
    <style:style style:name="Evolução.B" style:family="table-column">
      <style:table-column-properties style:column-width="5.186cm"/>
    </style:style>
    <style:style style:name="Evolução.C" style:family="table-column">
      <style:table-column-properties style:column-width="5.927cm"/>
    </style:style>
    <style:style style:name="Evolução.A1" style:family="table-cell">
      <style:table-cell-properties fo:background-color="#808080" fo:padding="0.097cm" fo:border-left="0.05pt solid #000000" fo:border-right="none" fo:border-top="0.05pt solid #000000" fo:border-bottom="0.05pt solid #000000">
        <style:background-image/>
      </style:table-cell-properties>
    </style:style>
    <style:style style:name="Evolução.B1" style:family="table-cell">
      <style:table-cell-properties fo:background-color="#c0c0c0" fo:padding="0.097cm" fo:border-left="0.05pt solid #000000" fo:border-right="none" fo:border-top="0.05pt solid #000000" fo:border-bottom="0.05pt solid #000000">
        <style:background-image/>
      </style:table-cell-properties>
    </style:style>
    <style:style style:name="Evolução.C1" style:family="table-cell">
      <style:table-cell-properties fo:background-color="#e6e6e6" fo:padding="0.097cm" fo:border="0.05pt solid #000000">
        <style:background-image/>
      </style:table-cell-properties>
    </style:style>
    <style:style style:name="Evolução.A2" style:family="table-cell">
      <style:table-cell-properties fo:background-color="#808080" fo:padding="0.097cm" fo:border-left="0.05pt solid #000000" fo:border-right="none" fo:border-top="none" fo:border-bottom="0.05pt solid #000000">
        <style:background-image/>
      </style:table-cell-properties>
    </style:style>
    <style:style style:name="Evolução.B2" style:family="table-cell">
      <style:table-cell-properties fo:background-color="#c0c0c0" fo:padding="0.097cm" fo:border-left="0.05pt solid #000000" fo:border-right="none" fo:border-top="none" fo:border-bottom="0.05pt solid #000000">
        <style:background-image/>
      </style:table-cell-properties>
    </style:style>
    <style:style style:name="Evolução.C2" style:family="table-cell">
      <style:table-cell-properties fo:background-color="#e6e6e6" fo:padding="0.097cm" fo:border-left="0.05pt solid #000000" fo:border-right="0.05pt solid #000000" fo:border-top="none" fo:border-bottom="0.05pt solid #000000">
        <style:background-image/>
      </style:table-cell-properties>
    </style:style>
    <style:style style:name="Evolução.A4"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Evolução.B4" style:family="table-cell">
      <style:table-cell-properties fo:background-color="transparent" fo:padding="0.097cm" fo:border-left="none" fo:border-right="none" fo:border-top="0.05pt solid #000000" fo:border-bottom="0.05pt solid #000000">
        <style:background-image/>
      </style:table-cell-properties>
    </style:style>
    <style:style style:name="Evolução.C4"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ela1" style:family="table">
      <style:table-properties style:width="16.007cm" fo:margin-left="0cm" table:align="left"/>
    </style:style>
    <style:style style:name="Tabela1.A" style:family="table-column">
      <style:table-column-properties style:column-width="4.013cm"/>
    </style:style>
    <style:style style:name="Tabela1.B" style:family="table-column">
      <style:table-column-properties style:column-width="7.123cm"/>
    </style:style>
    <style:style style:name="Tabela1.C" style:family="table-column">
      <style:table-column-properties style:column-width="4.872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1.5" style:family="table-row">
      <style:table-row-properties style:min-row-height="3.665cm" style:use-optimal-row-height="false"/>
    </style:style>
    <style:style style:name="Tabela1.6" style:family="table-row">
      <style:table-row-properties style:min-row-height="1.822cm" style:use-optimal-row-height="false"/>
    </style:style>
    <style:style style:name="Finalidade" style:family="table">
      <style:table-properties style:width="16.007cm" fo:margin-left="0cm" table:align="left"/>
    </style:style>
    <style:style style:name="Finalidade.A" style:family="table-column">
      <style:table-column-properties style:column-width="4.101cm"/>
    </style:style>
    <style:style style:name="Finalidade.B" style:family="table-column">
      <style:table-column-properties style:column-width="7.387cm"/>
    </style:style>
    <style:style style:name="Finalidade.C" style:family="table-column">
      <style:table-column-properties style:column-width="4.519cm"/>
    </style:style>
    <style:style style:name="Finalidade.A1" style:family="table-cell">
      <style:table-cell-properties fo:padding="0.097cm" fo:border-left="0.05pt solid #000000" fo:border-right="none" fo:border-top="0.05pt solid #000000" fo:border-bottom="0.05pt solid #000000"/>
    </style:style>
    <style:style style:name="Finalidade.C1" style:family="table-cell">
      <style:table-cell-properties fo:padding="0.097cm" fo:border="0.05pt solid #000000"/>
    </style:style>
    <style:style style:name="Finalidade.A2" style:family="table-cell">
      <style:table-cell-properties style:vertical-align="middle" fo:padding="0.097cm" fo:border-left="0.05pt solid #000000" fo:border-right="none" fo:border-top="none" fo:border-bottom="0.05pt solid #000000"/>
    </style:style>
    <style:style style:name="Finalidade.B2" style:family="table-cell">
      <style:table-cell-properties fo:padding="0.097cm" fo:border-left="0.05pt solid #000000" fo:border-right="none" fo:border-top="none" fo:border-bottom="0.05pt solid #000000"/>
    </style:style>
    <style:style style:name="Finalidade.C2" style:family="table-cell">
      <style:table-cell-properties fo:padding="0.097cm" fo:border-left="0.05pt solid #000000" fo:border-right="0.05pt solid #000000" fo:border-top="none" fo:border-bottom="0.05pt solid #000000"/>
    </style:style>
    <style:style style:name="Finalidade.B3" style:family="table-cell">
      <style:table-cell-properties fo:padding="0.097cm" fo:border-left="0.05pt solid #000000" fo:border-right="none" fo:border-top="none" fo:border-bottom="0.05pt solid #000000"/>
    </style:style>
    <style:style style:name="Finalidade.C3" style:family="table-cell">
      <style:table-cell-properties fo:padding="0.097cm" fo:border-left="0.05pt solid #000000" fo:border-right="0.05pt solid #000000" fo:border-top="none" fo:border-bottom="0.05pt solid #000000"/>
    </style:style>
    <style:style style:name="Finalidade.B4" style:family="table-cell">
      <style:table-cell-properties fo:padding="0.097cm" fo:border-left="0.05pt solid #000000" fo:border-right="none" fo:border-top="none" fo:border-bottom="0.05pt solid #000000"/>
    </style:style>
    <style:style style:name="Finalidade.C4" style:family="table-cell">
      <style:table-cell-properties fo:padding="0.097cm" fo:border-left="0.05pt solid #000000" fo:border-right="0.05pt solid #000000" fo:border-top="none" fo:border-bottom="0.05pt solid #000000"/>
    </style:style>
    <style:style style:name="Finalidade.B5" style:family="table-cell">
      <style:table-cell-properties fo:padding="0.097cm" fo:border-left="0.05pt solid #000000" fo:border-right="none" fo:border-top="none" fo:border-bottom="0.05pt solid #000000"/>
    </style:style>
    <style:style style:name="Finalidade.C5" style:family="table-cell">
      <style:table-cell-properties fo:padding="0.097cm" fo:border-left="0.05pt solid #000000" fo:border-right="0.05pt solid #000000" fo:border-top="none" fo:border-bottom="0.05pt solid #000000"/>
    </style:style>
    <style:style style:name="Finalidade.B6" style:family="table-cell">
      <style:table-cell-properties fo:padding="0.097cm" fo:border-left="0.05pt solid #000000" fo:border-right="none" fo:border-top="none" fo:border-bottom="0.05pt solid #000000"/>
    </style:style>
    <style:style style:name="Finalidade.C6" style:family="table-cell">
      <style:table-cell-properties fo:padding="0.097cm" fo:border-left="0.05pt solid #000000" fo:border-right="0.05pt solid #000000" fo:border-top="none" fo:border-bottom="0.05pt solid #000000"/>
    </style:style>
    <style:style style:name="Finalidade.B7" style:family="table-cell">
      <style:table-cell-properties fo:padding="0.097cm" fo:border-left="0.05pt solid #000000" fo:border-right="none" fo:border-top="none" fo:border-bottom="0.05pt solid #000000"/>
    </style:style>
    <style:style style:name="Finalidade.C7" style:family="table-cell">
      <style:table-cell-properties fo:padding="0.097cm" fo:border-left="0.05pt solid #000000" fo:border-right="0.05pt solid #000000" fo:border-top="none" fo:border-bottom="0.05pt solid #000000"/>
    </style:style>
    <style:style style:name="Finalidade.B8" style:family="table-cell">
      <style:table-cell-properties fo:padding="0.097cm" fo:border-left="0.05pt solid #000000" fo:border-right="none" fo:border-top="none" fo:border-bottom="0.05pt solid #000000"/>
    </style:style>
    <style:style style:name="Finalidade.C8" style:family="table-cell">
      <style:table-cell-properties fo:padding="0.097cm" fo:border-left="0.05pt solid #000000" fo:border-right="0.05pt solid #000000" fo:border-top="none" fo:border-bottom="0.05pt solid #000000"/>
    </style:style>
    <style:style style:name="Finalidade.B9" style:family="table-cell">
      <style:table-cell-properties fo:padding="0.097cm" fo:border-left="0.05pt solid #000000" fo:border-right="none" fo:border-top="none" fo:border-bottom="0.05pt solid #000000"/>
    </style:style>
    <style:style style:name="Finalidade.C9" style:family="table-cell">
      <style:table-cell-properties fo:padding="0.097cm" fo:border-left="0.05pt solid #000000" fo:border-right="0.05pt solid #000000" fo:border-top="none" fo:border-bottom="0.05pt solid #000000"/>
    </style:style>
    <style:style style:name="Finalidade.B10" style:family="table-cell">
      <style:table-cell-properties fo:padding="0.097cm" fo:border-left="0.05pt solid #000000" fo:border-right="none" fo:border-top="none" fo:border-bottom="0.05pt solid #000000"/>
    </style:style>
    <style:style style:name="Finalidade.C10" style:family="table-cell">
      <style:table-cell-properties fo:padding="0.097cm" fo:border-left="0.05pt solid #000000" fo:border-right="0.05pt solid #000000" fo:border-top="none" fo:border-bottom="0.05pt solid #000000"/>
    </style:style>
    <style:style style:name="Finalidade.B11" style:family="table-cell">
      <style:table-cell-properties fo:padding="0.097cm" fo:border-left="0.05pt solid #000000" fo:border-right="none" fo:border-top="none" fo:border-bottom="0.05pt solid #000000"/>
    </style:style>
    <style:style style:name="Finalidade.C11" style:family="table-cell">
      <style:table-cell-properties fo:padding="0.097cm" fo:border-left="0.05pt solid #000000" fo:border-right="0.05pt solid #000000" fo:border-top="none" fo:border-bottom="0.05pt solid #000000"/>
    </style:style>
    <style:style style:name="Finalidade.B12" style:family="table-cell">
      <style:table-cell-properties fo:padding="0.097cm" fo:border-left="0.05pt solid #000000" fo:border-right="none" fo:border-top="none" fo:border-bottom="0.05pt solid #000000"/>
    </style:style>
    <style:style style:name="Finalidade.C12" style:family="table-cell">
      <style:table-cell-properties fo:padding="0.097cm" fo:border-left="0.05pt solid #000000" fo:border-right="0.05pt solid #000000" fo:border-top="none" fo:border-bottom="0.05pt solid #000000"/>
    </style:style>
    <style:style style:name="Finalidade.B13" style:family="table-cell">
      <style:table-cell-properties fo:padding="0.097cm" fo:border-left="0.05pt solid #000000" fo:border-right="none" fo:border-top="none" fo:border-bottom="0.05pt solid #000000"/>
    </style:style>
    <style:style style:name="Finalidade.C13" style:family="table-cell">
      <style:table-cell-properties fo:padding="0.097cm" fo:border-left="0.05pt solid #000000" fo:border-right="0.05pt solid #000000" fo:border-top="none" fo:border-bottom="0.05pt solid #000000"/>
    </style:style>
    <style:style style:name="Finalidade.14" style:family="table-row">
      <style:table-row-properties style:min-row-height="0.63cm"/>
    </style:style>
    <style:style style:name="Finalidade.B14" style:family="table-cell">
      <style:table-cell-properties fo:padding="0.097cm" fo:border-left="0.05pt solid #000000" fo:border-right="none" fo:border-top="none" fo:border-bottom="0.05pt solid #000000"/>
    </style:style>
    <style:style style:name="Finalidade.C14" style:family="table-cell">
      <style:table-cell-properties fo:padding="0.097cm" fo:border-left="0.05pt solid #000000" fo:border-right="0.05pt solid #000000" fo:border-top="none" fo:border-bottom="0.05pt solid #000000"/>
    </style:style>
    <style:style style:name="Finalidade.B15" style:family="table-cell">
      <style:table-cell-properties fo:padding="0.097cm" fo:border-left="0.05pt solid #000000" fo:border-right="none" fo:border-top="none" fo:border-bottom="0.05pt solid #000000"/>
    </style:style>
    <style:style style:name="Finalidade.C15" style:family="table-cell">
      <style:table-cell-properties fo:padding="0.097cm" fo:border-left="0.05pt solid #000000" fo:border-right="0.05pt solid #000000" fo:border-top="none" fo:border-bottom="0.05pt solid #000000"/>
    </style:style>
    <style:style style:name="Finalidade.B16" style:family="table-cell">
      <style:table-cell-properties fo:padding="0.097cm" fo:border-left="0.05pt solid #000000" fo:border-right="none" fo:border-top="none" fo:border-bottom="0.05pt solid #000000"/>
    </style:style>
    <style:style style:name="Finalidade.C16" style:family="table-cell">
      <style:table-cell-properties fo:padding="0.097cm" fo:border-left="0.05pt solid #000000" fo:border-right="0.05pt solid #000000" fo:border-top="none" fo:border-bottom="0.05pt solid #000000"/>
    </style:style>
    <style:style style:name="Finalidade.B17" style:family="table-cell">
      <style:table-cell-properties fo:padding="0.097cm" fo:border-left="0.05pt solid #000000" fo:border-right="none" fo:border-top="none" fo:border-bottom="0.05pt solid #000000"/>
    </style:style>
    <style:style style:name="Finalidade.C17" style:family="table-cell">
      <style:table-cell-properties fo:padding="0.097cm" fo:border-left="0.05pt solid #000000" fo:border-right="0.05pt solid #000000" fo:border-top="none" fo:border-bottom="0.05pt solid #000000"/>
    </style:style>
    <style:style style:name="Finalidade.B18" style:family="table-cell">
      <style:table-cell-properties fo:padding="0.097cm" fo:border-left="0.05pt solid #000000" fo:border-right="none" fo:border-top="none" fo:border-bottom="0.05pt solid #000000"/>
    </style:style>
    <style:style style:name="Finalidade.C18" style:family="table-cell">
      <style:table-cell-properties fo:padding="0.097cm" fo:border-left="0.05pt solid #000000" fo:border-right="0.05pt solid #000000" fo:border-top="none" fo:border-bottom="0.05pt solid #000000"/>
    </style:style>
    <style:style style:name="Finalidade.B19" style:family="table-cell">
      <style:table-cell-properties fo:padding="0.097cm" fo:border-left="0.05pt solid #000000" fo:border-right="none" fo:border-top="none" fo:border-bottom="0.05pt solid #000000"/>
    </style:style>
    <style:style style:name="Finalidade.C19" style:family="table-cell">
      <style:table-cell-properties fo:padding="0.097cm" fo:border-left="0.05pt solid #000000" fo:border-right="0.05pt solid #000000" fo:border-top="none" fo:border-bottom="0.05pt solid #000000"/>
    </style:style>
    <style:style style:name="Finalidade.B20" style:family="table-cell">
      <style:table-cell-properties fo:padding="0.097cm" fo:border-left="0.05pt solid #000000" fo:border-right="none" fo:border-top="none" fo:border-bottom="0.05pt solid #000000"/>
    </style:style>
    <style:style style:name="Finalidade.C2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text-align="justify" style:justify-single-word="false"/>
      <style:text-properties fo:font-size="12pt" fo:language="pt" fo:country="BR" fo:font-weight="normal"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Arial" fo:font-size="12pt" fo:language="en" fo:country="US" style:font-size-asian="12pt" style:font-size-complex="12pt"/>
    </style:style>
    <style:style style:name="P6" style:family="paragraph" style:parent-style-name="Standard">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7" style:family="paragraph" style:parent-style-name="Standard">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Arial" fo:font-size="12pt" fo:language="pt" fo:country="BR" style:font-size-asian="12pt" style:font-size-complex="12pt"/>
    </style:style>
    <style:style style:name="P9" style:family="paragraph" style:parent-style-name="Standard">
      <style:paragraph-properties fo:text-align="justify" style:justify-single-word="false"/>
      <style:text-properties style:font-name="Arial" fo:font-size="12pt" fo:language="pt" fo:country="BR" style:font-size-asian="12pt" style:font-size-complex="12pt"/>
    </style:style>
    <style:style style:name="P10" style:family="paragraph" style:parent-style-name="Standard">
      <style:paragraph-properties fo:text-align="center" style:justify-single-word="false"/>
      <style:text-properties style:font-name="Arial" fo:font-size="10pt" fo:language="pt" fo:country="BR" fo:font-style="normal" style:font-size-asian="10pt" style:font-style-asian="normal" style:font-size-complex="10pt" style:font-style-complex="normal"/>
    </style:style>
    <style:style style:name="P11" style:family="paragraph" style:parent-style-name="Standard">
      <style:paragraph-properties fo:text-align="center" style:justify-single-word="false"/>
      <style:text-properties style:font-name="Arial" fo:font-size="10pt" fo:language="pt" fo:country="BR"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center" style:justify-single-word="false"/>
      <style:text-properties style:font-name="Arial" fo:font-size="10pt" fo:language="pt" fo:country="BR" fo:font-weight="normal" style:font-size-asian="10pt" style:font-weight-asian="normal" style:font-size-complex="10pt" style:font-weight-complex="normal"/>
    </style:style>
    <style:style style:name="P13" style:family="paragraph" style:parent-style-name="Standard">
      <style:paragraph-properties fo:line-height="150%" fo:text-align="justify" style:justify-single-word="false"/>
      <style:text-properties style:font-name="Arial" fo:font-size="16pt" fo:language="en" fo:country="US" style:font-size-asian="16pt" style:font-size-complex="16pt"/>
    </style:style>
    <style:style style:name="P14" style:family="paragraph" style:parent-style-name="Standard">
      <style:text-properties style:font-name="Arial" fo:language="pt" fo:country="BR"/>
    </style:style>
    <style:style style:name="P15" style:family="paragraph" style:parent-style-name="Standard">
      <style:paragraph-properties fo:text-align="center" style:justify-single-word="false"/>
      <style:text-properties style:font-name="Arial" fo:language="pt" fo:country="BR"/>
    </style:style>
    <style:style style:name="P16" style:family="paragraph" style:parent-style-name="Standard">
      <style:paragraph-properties fo:text-align="center" style:justify-single-word="false" style:text-autospace="none"/>
      <style:text-properties style:font-name="Arial" fo:language="pt" fo:country="BR"/>
    </style:style>
    <style:style style:name="P17" style:family="paragraph" style:parent-style-name="Standard">
      <style:paragraph-properties fo:text-align="center" style:justify-single-word="false"/>
      <style:text-properties style:font-name="Arial" fo:language="pt" fo:country="BR" fo:font-weight="bold" style:font-weight-asian="bold"/>
    </style:style>
    <style:style style:name="P18" style:family="paragraph" style:parent-style-name="Standard">
      <style:paragraph-properties fo:text-align="center" style:justify-single-word="false" style:text-autospace="none"/>
      <style:text-properties style:font-name="Arial" fo:language="pt" fo:country="BR" fo:font-weight="bold" style:font-weight-asian="bold" style:font-name-complex="Arial" style:font-weight-complex="bold"/>
    </style:style>
    <style:style style:name="P19" style:family="paragraph" style:parent-style-name="Standard">
      <style:text-properties style:font-name="Arial" fo:language="pt" fo:country="BR" fo:font-weight="bold" style:font-weight-asian="bold" style:font-weight-complex="bold"/>
    </style:style>
    <style:style style:name="P20" style:family="paragraph" style:parent-style-name="Standard">
      <style:paragraph-properties fo:line-height="150%" fo:text-align="justify" style:justify-single-word="false"/>
      <style:text-properties style:font-name="Arial" fo:language="pt" fo:country="BR" fo:font-weight="bold" style:font-weight-asian="bold" style:font-weight-complex="bold"/>
    </style:style>
    <style:style style:name="P21" style:family="paragraph" style:parent-style-name="Standard">
      <style:paragraph-properties style:text-autospace="none"/>
      <style:text-properties style:font-name="Arial" fo:language="pt" fo:country="BR"/>
    </style:style>
    <style:style style:name="P22" style:family="paragraph" style:parent-style-name="Standard">
      <style:paragraph-properties fo:line-height="150%" fo:text-align="justify" style:justify-single-word="false"/>
      <style:text-properties style:font-name="Arial" fo:language="pt" fo:country="BR"/>
    </style:style>
    <style:style style:name="P23" style:family="paragraph" style:parent-style-name="Standard">
      <style:paragraph-properties fo:line-height="150%" fo:text-align="center" style:justify-single-word="false"/>
      <style:text-properties style:font-name="Arial" fo:language="pt" fo:country="BR"/>
    </style:style>
    <style:style style:name="P24" style:family="paragraph" style:parent-style-name="Standard">
      <style:paragraph-properties fo:text-align="center" style:justify-single-word="false"/>
      <style:text-properties style:font-name="Arial" fo:language="pt" fo:country="BR" fo:font-style="normal" style:font-style-asian="normal" style:font-style-complex="normal"/>
    </style:style>
    <style:style style:name="P25" style:family="paragraph" style:parent-style-name="Standard">
      <style:paragraph-properties fo:text-align="justify" style:justify-single-word="false"/>
      <style:text-properties style:font-name="Arial" fo:language="pt" fo:country="BR"/>
    </style:style>
    <style:style style:name="P26" style:family="paragraph" style:parent-style-name="Standard">
      <style:paragraph-properties fo:line-height="100%" fo:text-align="start" style:justify-single-word="false"/>
      <style:text-properties style:font-name="Arial" fo:language="pt" fo:country="BR"/>
    </style:style>
    <style:style style:name="P27" style:family="paragraph" style:parent-style-name="Standard">
      <style:paragraph-properties fo:line-height="100%" fo:text-align="justify" style:justify-single-word="false"/>
      <style:text-properties style:font-name="Arial" fo:language="pt" fo:country="BR"/>
    </style:style>
    <style:style style:name="P28" style:family="paragraph" style:parent-style-name="Standard">
      <style:paragraph-properties fo:text-align="justify" style:justify-single-word="false"/>
      <style:text-properties style:font-name="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style:style>
    <style:style style:name="P31" style:family="paragraph" style:parent-style-name="Standard">
      <style:paragraph-properties fo:line-height="150%" fo:text-align="justify" style:justify-single-word="false"/>
      <style:text-properties fo:language="pt" fo:country="BR"/>
    </style:style>
    <style:style style:name="P32"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33" style:family="paragraph" style:parent-style-name="Normal">
      <style:paragraph-properties fo:text-align="end" style:justify-single-word="false"/>
      <style:text-properties style:font-name="Arial" fo:language="pt" fo:country="BR"/>
    </style:style>
    <style:style style:name="P34" style:family="paragraph" style:parent-style-name="Normal">
      <style:text-properties fo:language="pt" fo:country="BR"/>
    </style:style>
    <style:style style:name="P35" style:family="paragraph" style:parent-style-name="Standard">
      <style:paragraph-properties fo:line-height="150%" fo:text-align="justify" style:justify-single-word="false" fo:background-color="transparent">
        <style:background-image/>
      </style:paragraph-properties>
    </style:style>
    <style:style style:name="P36" style:family="paragraph" style:parent-style-name="Standard">
      <style:paragraph-properties fo:line-height="150%" fo:text-align="justify" style:justify-single-word="false" fo:background-color="transparent">
        <style:background-image/>
      </style:paragraph-properties>
      <style:text-properties style:font-name="Arial" fo:language="pt" fo:country="BR" fo:background-color="transparent"/>
    </style:style>
    <style:style style:name="P37" style:family="paragraph" style:parent-style-name="Text_20_body">
      <style:paragraph-properties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8" style:family="paragraph" style:parent-style-name="Text_20_body">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9" style:family="paragraph" style:parent-style-name="Text_20_body">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40" style:family="paragraph" style:parent-style-name="Text_20_body">
      <style:paragraph-properties fo:text-align="center" style:justify-single-word="false"/>
      <style:text-properties style:font-name="Arial" fo:font-size="12pt" fo:language="pt" fo:country="BR" fo:font-weight="normal" style:font-size-asian="12pt" style:font-weight-asian="normal" style:font-size-complex="12pt" style:font-weight-complex="normal"/>
    </style:style>
    <style:style style:name="P41" style:family="paragraph" style:parent-style-name="Text_20_body">
      <style:text-properties style:font-name="Arial" fo:font-size="12pt" fo:language="pt" fo:country="BR" style:font-size-asian="12pt" style:font-size-complex="12pt"/>
    </style:style>
    <style:style style:name="P42" style:family="paragraph" style:parent-style-name="Text_20_body">
      <style:paragraph-properties fo:text-align="justify" style:justify-single-word="false"/>
      <style:text-properties style:font-name="Arial" fo:font-size="12pt" fo:language="pt" fo:country="BR" style:font-size-asian="12pt" style:font-size-complex="12pt"/>
    </style:style>
    <style:style style:name="P43" style:family="paragraph" style:parent-style-name="Text_20_body">
      <style:text-properties style:font-name="Arial" fo:language="pt" fo:country="BR"/>
    </style:style>
    <style:style style:name="P44" style:family="paragraph" style:parent-style-name="Text_20_body">
      <style:text-properties style:font-name="Arial" fo:language="pt" fo:country="BR" style:font-name-complex="Times New Roman"/>
    </style:style>
    <style:style style:name="P45" style:family="paragraph" style:parent-style-name="Text_20_body">
      <style:paragraph-properties fo:text-align="justify" style:justify-single-word="false"/>
      <style:text-properties style:font-name="Arial" fo:language="pt" fo:country="BR" fo:font-weight="normal" style:font-weight-asian="normal" style:font-weight-complex="normal"/>
    </style:style>
    <style:style style:name="P46" style:family="paragraph" style:parent-style-name="Text_20_body">
      <style:paragraph-properties fo:text-align="center" style:justify-single-word="false"/>
      <style:text-properties style:font-name="Arial" fo:font-size="10pt" fo:language="pt" fo:country="BR" fo:font-weight="normal" style:font-size-asian="10pt" style:font-weight-asian="normal" style:font-size-complex="10pt" style:font-weight-complex="normal"/>
    </style:style>
    <style:style style:name="P47" style:family="paragraph" style:parent-style-name="Text_20_body">
      <style:text-properties fo:font-size="12pt" fo:language="pt" fo:country="BR" fo:font-weight="bold" style:font-size-asian="12pt" style:font-weight-asian="bold" style:font-size-complex="12pt" style:font-weight-complex="bold"/>
    </style:style>
    <style:style style:name="P48" style:family="paragraph" style:parent-style-name="Text_20_body">
      <style:paragraph-properties fo:text-align="justify" style:justify-single-word="false"/>
      <style:text-properties fo:font-size="12pt" fo:language="pt" fo:country="BR" fo:font-weight="normal" style:font-size-asian="12pt" style:font-weight-asian="normal" style:font-size-complex="12pt" style:font-weight-complex="normal"/>
    </style:style>
    <style:style style:name="P49" style:family="paragraph" style:parent-style-name="Text_20_body">
      <style:text-properties fo:language="pt" fo:country="BR"/>
    </style:style>
    <style:style style:name="P50" style:family="paragraph" style:parent-style-name="Text_20_body">
      <style:paragraph-properties fo:line-height="150%" fo:text-align="justify" style:justify-single-word="false"/>
      <style:text-properties fo:language="pt" fo:country="BR" fo:font-weight="normal" style:font-weight-asian="normal" style:font-weight-complex="normal"/>
    </style:style>
    <style:style style:name="P51" style:family="paragraph" style:parent-style-name="Text_20_body">
      <style:paragraph-properties fo:text-align="center" style:justify-single-word="false"/>
      <style:text-properties fo:language="pt" fo:country="BR"/>
    </style:style>
    <style:style style:name="P52" style:family="paragraph" style:parent-style-name="Text_20_body">
      <style:paragraph-properties fo:text-align="justify" style:justify-single-word="false"/>
      <style:text-properties fo:font-weight="normal" style:font-weight-asian="normal" style:font-weight-complex="normal"/>
    </style:style>
    <style:style style:name="P53" style:family="paragraph" style:parent-style-name="Text_20_body">
      <style:paragraph-properties fo:line-height="150%" fo:text-align="justify" style:justify-single-word="false"/>
    </style:style>
    <style:style style:name="P54" style:family="paragraph" style:parent-style-name="Standard">
      <style:paragraph-properties fo:margin-left="3.969cm" fo:margin-right="0cm" fo:line-height="100%" fo:text-align="justify" style:justify-single-word="false" fo:text-indent="0cm" style:auto-text-indent="false"/>
      <style:text-properties style:font-name="Arial" fo:font-size="10pt" fo:language="pt" fo:country="BR" style:font-size-asian="10pt" style:font-size-complex="10pt"/>
    </style:style>
    <style:style style:name="P55" style:family="paragraph" style:parent-style-name="Standard">
      <style:paragraph-properties fo:margin-left="3.969cm" fo:margin-right="0cm" fo:line-height="150%" fo:text-align="justify" style:justify-single-word="false" fo:text-indent="0cm" style:auto-text-indent="false"/>
      <style:text-properties style:font-name="Arial" fo:font-size="10pt" fo:language="pt" fo:country="BR" style:font-size-asian="10pt" style:font-size-complex="10pt"/>
    </style:style>
    <style:style style:name="P56" style:family="paragraph" style:parent-style-name="Text_20_body">
      <style:paragraph-properties fo:margin-left="3.969cm" fo:margin-right="0cm" fo:line-height="100%" fo:text-align="justify" style:justify-single-word="false" fo:text-indent="0cm" style:auto-text-indent="false"/>
      <style:text-properties fo:language="pt" fo:country="BR"/>
    </style:style>
    <style:style style:name="P57" style:family="paragraph" style:parent-style-name="Text_20_body">
      <style:paragraph-properties fo:margin-left="3.969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58" style:family="paragraph" style:parent-style-name="Text_20_body">
      <style:paragraph-properties fo:margin-top="0.494cm" fo:margin-bottom="1.27cm" fo:text-align="center" style:justify-single-word="false" fo:background-color="#ffffff">
        <style:background-image/>
      </style:paragraph-properties>
      <style:text-properties style:font-name="Arial" fo:language="pt" fo:country="BR" fo:font-style="italic" style:font-style-asian="italic" style:font-name-complex="Times New Roman"/>
    </style:style>
    <style:style style:name="P59"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normal" style:font-weight-asian="normal" style:font-weight-complex="normal"/>
    </style:style>
    <style:style style:name="P60"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normal" style:font-weight-asian="normal" style:font-name-complex="Arial" style:font-weight-complex="normal"/>
    </style:style>
    <style:style style:name="P61"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bold" style:font-weight-asian="bold" style:font-weight-complex="bold"/>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Arial" fo:font-size="12pt" fo:language="pt" fo:country="BR" style:font-size-asian="12pt" style:font-size-complex="12pt"/>
    </style:style>
    <style:style style:name="P63" style:family="paragraph" style:parent-style-name="Text_20_body">
      <style:paragraph-properties fo:margin-left="0cm" fo:margin-right="0cm" fo:line-height="100%" fo:text-align="justify" style:justify-single-word="false" fo:text-indent="0cm" style:auto-text-indent="false"/>
      <style:text-properties fo:font-size="10pt" fo:language="pt" fo:country="BR" fo:font-weight="normal" style:font-size-asian="10pt" style:font-weight-asian="normal" style:font-size-complex="10pt" style:font-weight-complex="normal"/>
    </style:style>
    <style:style style:name="P64" style:family="paragraph" style:parent-style-name="Text_20_body">
      <style:paragraph-properties fo:margin-left="0cm" fo:margin-right="0cm" fo:line-height="150%" fo:text-align="justify" style:justify-single-word="false" fo:text-indent="0cm" style:auto-text-indent="false"/>
      <style:text-properties fo:font-size="12pt" fo:language="pt" fo:country="BR" fo:font-weight="normal" style:font-size-asian="12pt" style:font-weight-asian="normal" style:font-size-complex="12pt" style:font-weight-complex="normal"/>
    </style:style>
    <style:style style:name="P65" style:family="paragraph" style:parent-style-name="Normal">
      <style:paragraph-properties fo:text-align="center" style:justify-single-word="false" fo:break-before="page"/>
      <style:text-properties style:font-name="Arial" fo:language="pt" fo:country="BR" fo:font-weight="bold" style:font-weight-asian="bold" style:font-weight-complex="bold"/>
    </style:style>
    <style:style style:name="P66" style:family="paragraph" style:parent-style-name="Standard">
      <style:paragraph-properties fo:text-align="center" style:justify-single-word="false" fo:break-before="page"/>
      <style:text-properties style:font-name="Arial" fo:language="pt" fo:country="BR"/>
    </style:style>
    <style:style style:name="P67" style:family="paragraph" style:parent-style-name="Standard">
      <style:paragraph-properties fo:line-height="150%" fo:text-align="justify" style:justify-single-word="false" fo:break-before="page"/>
      <style:text-properties style:font-name="Arial" fo:language="pt" fo:country="BR"/>
    </style:style>
    <style:style style:name="P68" style:family="paragraph" style:parent-style-name="Standard">
      <style:paragraph-properties fo:margin-top="0cm" fo:margin-bottom="1.27cm" fo:text-align="center" style:justify-single-word="false"/>
      <style:text-properties style:font-name="Arial" fo:language="pt" fo:country="BR" fo:font-weight="bold" style:font-weight-asian="bold"/>
    </style:style>
    <style:style style:name="P69" style:family="paragraph" style:parent-style-name="Standard">
      <style:paragraph-properties fo:margin-top="0cm" fo:margin-bottom="1.27cm" fo:text-align="center" style:justify-single-word="false" fo:break-before="page"/>
      <style:text-properties style:font-name="Arial" fo:language="pt" fo:country="BR" fo:font-weight="bold" style:font-weight-asian="bold"/>
    </style:style>
    <style:style style:name="P70" style:family="paragraph" style:parent-style-name="Table_20_Contents">
      <style:paragraph-properties fo:text-align="center" style:justify-single-word="false"/>
      <style:text-properties style:font-name="Arial" fo:language="pt" fo:country="BR"/>
    </style:style>
    <style:style style:name="P71" style:family="paragraph" style:parent-style-name="Table_20_Contents">
      <style:text-properties style:font-name="Arial1"/>
    </style:style>
    <style:style style:name="P72" style:family="paragraph" style:parent-style-name="Table_20_Contents">
      <style:paragraph-properties fo:text-align="center" style:justify-single-word="false"/>
      <style:text-properties style:font-name="Arial1"/>
    </style:style>
    <style:style style:name="P73" style:family="paragraph" style:parent-style-name="Table_20_Contents">
      <style:paragraph-properties fo:line-height="150%" fo:text-align="center" style:justify-single-word="false"/>
      <style:text-properties style:font-name="Arial1" fo:font-weight="normal" style:font-weight-asian="normal" style:font-weight-complex="normal"/>
    </style:style>
    <style:style style:name="P74" style:family="paragraph" style:parent-style-name="Contents_20_4">
      <style:paragraph-properties>
        <style:tab-stops>
          <style:tab-stop style:position="14.503cm" style:type="right" style:leader-style="dotted" style:leader-text="."/>
        </style:tab-stops>
      </style:paragraph-properties>
    </style:style>
    <style:style style:name="P75" style:family="paragraph" style:parent-style-name="Contents_20_3">
      <style:paragraph-properties>
        <style:tab-stops>
          <style:tab-stop style:position="15.002cm" style:type="right" style:leader-style="dotted" style:leader-text="."/>
        </style:tab-stops>
      </style:paragraph-properties>
    </style:style>
    <style:style style:name="P76" style:family="paragraph" style:parent-style-name="Contents_20_5">
      <style:paragraph-properties>
        <style:tab-stops>
          <style:tab-stop style:position="14.004cm" style:type="right" style:leader-style="dotted" style:leader-text="."/>
        </style:tab-stops>
      </style:paragraph-properties>
    </style:style>
    <style:style style:name="P77" style:family="paragraph" style:parent-style-name="Standard">
      <style:paragraph-properties fo:margin-left="5.027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78" style:family="paragraph" style:parent-style-name="Standard">
      <style:paragraph-properties fo:margin-left="5.027cm" fo:margin-right="0cm" fo:line-height="15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79"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style:font-size-asian="12pt" style:font-size-complex="12pt"/>
    </style:style>
    <style:style style:name="P80"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81" style:family="paragraph" style:parent-style-name="Standard">
      <style:paragraph-properties fo:margin-left="4.955cm" fo:margin-right="0cm" fo:line-height="100%" fo:text-align="justify" style:justify-single-word="false" fo:text-indent="0cm" style:auto-text-indent="false"/>
      <style:text-properties fo:language="pt" fo:country="BR"/>
    </style:style>
    <style:style style:name="P82" style:family="paragraph" style:parent-style-name="Standard">
      <style:paragraph-properties fo:margin-top="0cm" fo:margin-bottom="4.445cm" fo:text-align="center" style:justify-single-word="false"/>
      <style:text-properties style:font-name="Arial" fo:language="pt" fo:country="BR"/>
    </style:style>
    <style:style style:name="P83" style:family="paragraph" style:parent-style-name="Standard">
      <style:paragraph-properties fo:margin-top="0cm" fo:margin-bottom="8.255cm" fo:text-align="center" style:justify-single-word="false"/>
      <style:text-properties style:font-name="Arial" fo:language="pt" fo:country="BR"/>
    </style:style>
    <style:style style:name="P84"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85"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86" style:family="paragraph" style:parent-style-name="Standard">
      <style:paragraph-properties fo:margin-left="7.62cm" fo:margin-right="0cm" fo:margin-top="1.058cm" fo:margin-bottom="4.022cm" fo:text-align="justify" style:justify-single-word="false" fo:text-indent="0cm" style:auto-text-indent="false">
        <style:tab-stops/>
      </style:paragraph-properties>
      <style:text-properties style:font-name="Arial" fo:language="pt" fo:country="BR"/>
    </style:style>
    <style:style style:name="P87" style:family="paragraph" style:parent-style-name="Standard">
      <style:paragraph-properties fo:margin-left="9.843cm" fo:margin-right="0cm" fo:text-align="end" style:justify-single-word="false" fo:text-indent="0cm" style:auto-text-indent="false">
        <style:tab-stops/>
      </style:paragraph-properties>
      <style:text-properties style:font-name="Arial" fo:language="pt" fo:country="BR" fo:font-style="italic" style:font-style-asian="italic"/>
    </style:style>
    <style:style style:name="P88"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language="pt" fo:country="BR" fo:font-weight="bold" style:font-weight-asian="bold"/>
    </style:style>
    <style:style style:name="P89" style:family="paragraph" style:parent-style-name="Text_20_body">
      <style:paragraph-properties fo:margin-left="4.068cm" fo:margin-right="0cm" fo:line-height="100%" fo:text-align="justify" style:justify-single-word="false" fo:text-indent="0cm" style:auto-text-indent="false"/>
      <style:text-properties fo:font-size="10pt" fo:language="pt" fo:country="BR" fo:font-weight="normal" style:font-size-asian="10pt" style:font-weight-asian="normal" style:font-size-complex="10pt" style:font-weight-complex="normal"/>
    </style:style>
    <style:style style:name="P90" style:family="paragraph" style:parent-style-name="Table_20_Contents">
      <style:paragraph-properties fo:margin-left="1.822cm" fo:margin-right="-0.009cm" fo:text-align="justify" style:justify-single-word="false" fo:text-indent="0cm" style:auto-text-indent="false"/>
      <style:text-properties style:font-name="Arial1"/>
    </style:style>
    <style:style style:name="P91" style:family="paragraph" style:parent-style-name="Standard" style:master-page-name="MPF0">
      <style:paragraph-properties fo:text-align="center" style:justify-single-word="false" style:page-number="auto" fo:break-before="page"/>
      <style:text-properties style:font-name="Arial" fo:language="pt" fo:country="BR"/>
    </style:style>
    <style:style style:name="P92" style:family="paragraph" style:parent-style-name="Standard" style:master-page-name="MPF1">
      <style:paragraph-properties fo:text-align="center" style:justify-single-word="false" style:page-number="auto" fo:break-before="page"/>
      <style:text-properties style:font-name="Arial" fo:language="pt" fo:country="BR"/>
    </style:style>
    <style:style style:name="P93" style:family="paragraph" style:parent-style-name="Standard" style:master-page-name="MPF2">
      <style:paragraph-properties fo:text-align="center" style:justify-single-word="false" style:page-number="auto" fo:break-before="page"/>
      <style:text-properties style:font-name="Arial" fo:language="pt" fo:country="BR"/>
    </style:style>
    <style:style style:name="P94" style:family="paragraph" style:parent-style-name="Heading_20_3">
      <style:text-properties fo:language="pt" fo:country="BR"/>
    </style:style>
    <style:style style:name="P95" style:family="paragraph" style:parent-style-name="Heading_20_3">
      <style:paragraph-properties fo:break-before="page"/>
      <style:text-properties fo:language="pt" fo:country="BR"/>
    </style:style>
    <style:style style:name="P96" style:family="paragraph" style:parent-style-name="Heading_20_3">
      <style:paragraph-properties fo:text-align="center" style:justify-single-word="false" fo:break-before="page"/>
      <style:text-properties fo:language="pt" fo:country="BR"/>
    </style:style>
    <style:style style:name="P97" style:family="paragraph" style:parent-style-name="Heading_20_5">
      <style:text-properties style:font-name="Arial" fo:font-size="12pt" fo:language="pt" fo:country="BR" style:font-size-asian="12pt" style:font-size-complex="12pt"/>
    </style:style>
    <style:style style:name="P98" style:family="paragraph" style:parent-style-name="Heading_20_4">
      <style:text-properties fo:font-size="12pt" fo:language="pt" fo:country="BR" fo:font-weight="bold" style:font-size-asian="12pt" style:font-weight-asian="bold" style:font-size-complex="12pt" style:font-weight-complex="bold"/>
    </style:style>
    <style:style style:name="P99" style:family="paragraph" style:parent-style-name="Heading_20_4">
      <style:text-properties fo:language="pt" fo:country="BR"/>
    </style:style>
    <style:style style:name="P100"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Arial" fo:language="pt" fo:country="BR" style:font-name-complex="Times New Roman"/>
    </style:style>
    <style:style style:name="P101"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style:font-name-complex="Times New Roman"/>
    </style:style>
    <style:style style:name="P102"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P103" style:family="paragraph" style:parent-style-name="Heading_20_4">
      <style:paragraph-properties fo:margin-top="0cm" fo:margin-bottom="0.423cm" fo:line-height="100%" fo:text-align="end"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T1" style:family="text">
      <style:text-properties style:font-name="Arial" fo:font-size="12pt" style:font-size-asian="12pt" style:font-size-complex="12pt"/>
    </style:style>
    <style:style style:name="T2" style:family="text">
      <style:text-properties style:font-name="Arial" fo:font-size="12pt" fo:font-style="italic" style:font-size-asian="12pt" style:font-size-complex="12pt"/>
    </style:style>
    <style:style style:name="T3" style:family="text">
      <style:text-properties style:font-name="Arial" fo:font-size="12pt" fo:font-style="normal" style:font-size-asian="12pt" style:font-style-asian="normal" style:font-size-complex="12pt" style:font-style-complex="normal"/>
    </style:style>
    <style:style style:name="T4" style:family="text">
      <style:text-properties style:font-name="Arial" fo:font-size="12pt" fo:language="pt" fo:country="BR" fo:font-weight="normal" style:font-size-asian="12pt" style:font-weight-asian="normal" style:font-size-complex="12pt" style:font-weight-complex="normal"/>
    </style:style>
    <style:style style:name="T5" style:family="text">
      <style:text-properties style:font-name="Arial" fo:font-size="12pt" fo:language="pt" fo:country="BR" fo:font-weight="normal" style:font-name-asian="Arial" style:font-size-asian="12pt" style:font-weight-asian="normal" style:font-name-complex="Arial" style:font-size-complex="12pt" style:font-weight-complex="normal"/>
    </style:style>
    <style:style style:name="T6" style:family="text">
      <style:text-properties style:font-name="Arial" fo:font-size="12pt" fo:language="pt" fo:country="BR" style:font-size-asian="12pt" style:font-size-complex="12pt"/>
    </style:style>
    <style:style style:name="T7" style:family="text">
      <style:text-properties style:font-name="Arial" fo:font-size="10pt" style:font-size-asian="10pt" style:font-size-complex="10pt"/>
    </style:style>
    <style:style style:name="T8" style:family="text">
      <style:text-properties style:font-name="Arial" fo:font-size="10pt" fo:font-weight="normal" style:font-size-asian="10pt" style:font-weight-asian="normal" style:font-size-complex="10pt" style:font-weight-complex="normal"/>
    </style:style>
    <style:style style:name="T9" style:family="text">
      <style:text-properties style:font-name="Arial" fo:language="pt" fo:country="BR"/>
    </style:style>
    <style:style style:name="T10" style:family="text">
      <style:text-properties style:font-name="Arial" fo:language="pt" fo:country="BR" style:font-name-complex="Arial"/>
    </style:style>
    <style:style style:name="T11" style:family="text">
      <style:text-properties style:font-name="Arial" fo:language="pt" fo:country="BR" style:font-name-complex="Arial" style:font-weight-complex="bold"/>
    </style:style>
    <style:style style:name="T12" style:family="text">
      <style:text-properties style:font-name="Arial" fo:language="pt" fo:country="BR" style:font-name-complex="Times New Roman" style:font-weight-complex="bold"/>
    </style:style>
    <style:style style:name="T13" style:family="text">
      <style:text-properties style:font-name="Arial" fo:language="pt" fo:country="BR" style:font-weight-complex="bold"/>
    </style:style>
    <style:style style:name="T14" style:family="text">
      <style:text-properties style:font-name="Arial" fo:language="pt" fo:country="BR" fo:background-color="transparent"/>
    </style:style>
    <style:style style:name="T15" style:family="text">
      <style:text-properties style:font-name="Arial" fo:language="pt" fo:country="BR" fo:font-style="italic" fo:background-color="transparent" style:font-style-asian="italic"/>
    </style:style>
    <style:style style:name="T16" style:family="text">
      <style:text-properties fo:color="#000000" style:font-name="Arial" fo:language="pt" fo:country="BR" style:letter-kerning="false" style:font-name-complex="Arial" style:language-complex="ar" style:country-complex="SA"/>
    </style:style>
    <style:style style:name="T17" style:family="text">
      <style:text-properties fo:color="#333333" fo:font-style="normal" style:font-style-asian="normal"/>
    </style:style>
    <style:style style:name="T18" style:family="text">
      <style:text-properties fo:color="#333333" fo:font-size="12pt" fo:language="pt" fo:country="BR" fo:font-style="normal" style:font-size-asian="12pt" style:font-style-asian="normal" style:font-size-complex="12pt"/>
    </style:style>
    <style:style style:name="T19" style:family="text">
      <style:text-properties fo:color="#333333" fo:language="pt" fo:country="BR" fo:font-style="normal" style:font-style-asian="normal"/>
    </style:style>
    <style:style style:name="T20" style:family="text">
      <style:text-properties fo:font-style="italic" style:font-style-asian="italic" style:font-name-complex="Arial" style:font-style-complex="italic"/>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style:font-name-complex="Arial"/>
    </style:style>
    <style:style style:name="T24" style:family="text">
      <style:text-properties fo:font-weight="normal" style:font-weight-asian="normal" style:font-weight-complex="normal"/>
    </style:style>
    <style:style style:name="T25" style:family="text">
      <style:text-properties fo:font-size="12pt" style:font-size-asian="12pt" style:font-size-complex="12pt"/>
    </style:style>
    <style:style style:name="T26" style:family="text">
      <style:text-properties fo:font-size="12pt" fo:language="pt" fo:country="BR" style:font-size-asian="12pt" style:font-size-complex="12pt"/>
    </style:style>
    <style:style style:name="T27" style:family="text">
      <style:text-properties fo:language="pt" fo:country="BR"/>
    </style:style>
    <style:style style:name="T28" style:family="text">
      <style:text-properties fo:language="pt" fo:country="BR" fo:font-style="italic" style:font-style-asian="italic" style:font-style-complex="italic"/>
    </style:style>
    <style:style style:name="T29" style:family="text">
      <style:text-properties fo:language="pt" fo:country="BR" fo:font-style="normal"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FUNDAÇÃO ALAGOANA DE PESQUISA, EDUCAÇÃO E CULTURA – FAPEC</text:p>
      <text:p text:style-name="P15">Faculdade de Tecnologia de Alagoas – FAT</text:p>
      <text:p text:style-name="P15">Curso de Análise e Desenvolvimento de Sistemas</text:p>
      <text:p text:style-name="P15"/>
      <text:p text:style-name="P15"/>
      <text:p text:style-name="P15"/>
      <text:p text:style-name="P15"/>
      <text:p text:style-name="P15"/>
      <text:p text:style-name="P15"/>
      <text:p text:style-name="P15">Jadson Ronald</text:p>
      <text:p text:style-name="P15">Phelipe Oliveira Melanias</text:p>
      <text:p text:style-name="P82">Thales Gilvan Imbruglia de Almeida Campos Pereira <text:s/></text:p>
      <text:p text:style-name="P17">CAPTAÇÃO DE RECURSOS ATRAVÉS DE UM CRM OPEN SOURC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Maceió</text:p>
      <text:p text:style-name="P15">2011</text:p>
      <text:p text:style-name="P92">Jadson Ronald</text:p>
      <text:p text:style-name="P15">Phelipe Oliveira Melanias</text:p>
      <text:p text:style-name="P83">Thales Gilvan Imbruglia de Almeida Campos Pereira <text:s/></text:p>
      <text:p text:style-name="P17">CAPTAÇÃO DE RECURSOS ATRAVÉS DE UM CRM OPEN SOURCE</text:p>
      <text:p text:style-name="P15"/>
      <text:p text:style-name="P84">Monografia apresentada à Banca Examinadora como exigência parcial para obtenção do Título de Tecnólogo em Análise e Desenvolvimento de Sistema pela Fundação Alagoana de Pesquisa, Educação e Cultura / Faculdade de Tecnologia de Alagoas (FAPEC/FAT).</text:p>
      <text:p text:style-name="P85">Orientador: Leonardo Filipe Batista Silva de Carvalho, Mestre em Modelagem Computacional do Conhecimento.</text:p>
      <text:p text:style-name="P86"/>
      <text:p text:style-name="P15"/>
      <text:p text:style-name="P15"/>
      <text:p text:style-name="P15"/>
      <text:p text:style-name="P15">Maceió</text:p>
      <text:p text:style-name="P15">2011</text:p>
      <text:p text:style-name="P93">FUNDAÇÃO ALAGOANA DE PESQUISA, EDUCAÇÃO E CULTURA – FAPEC</text:p>
      <text:p text:style-name="P15">Faculdade de Tecnologia de Alagoas – FAT</text:p>
      <text:p text:style-name="P15">Curso de Análise e Desenvolvimento de Sistemas</text:p>
      <text:p text:style-name="P15"/>
      <text:p text:style-name="P15"/>
      <text:p text:style-name="P15"/>
      <text:p text:style-name="P15">Jadson Ronald</text:p>
      <text:p text:style-name="P15">Phelipe Oliveira Melanias</text:p>
      <text:p text:style-name="P15">Thales Gilvan Imbruglia de Almeida Campos Pereira <text:s/></text:p>
      <text:p text:style-name="P15"/>
      <text:p text:style-name="P15"/>
      <text:p text:style-name="P15"/>
      <text:p text:style-name="P15"/>
      <text:p text:style-name="P14"/>
      <text:p text:style-name="P17">CAPTAÇÃO DE RECURSOS ATRAVÉS DE UM CRM OPEN SOURCE</text:p>
      <text:p text:style-name="P17"/>
      <text:p text:style-name="P84">Monografia apresentada à Banca Examinadora como exigência parcial para obtenção do Título de Tecnólogo em Análise e Desenvolvimento de Sistema pela Fundação Alagoana de Pesquisa, Educação e Cultura / Faculdade de Tecnologia de Alagoas (FAPEC/FAT).</text:p>
      <text:p text:style-name="P85">Orientador: Leonardo Filipe Batista Silva de Carvalho, Mestre em Modelagem Computacional do Conhecimento.</text:p>
      <text:p text:style-name="P85"/>
      <text:p text:style-name="P85"/>
      <text:p text:style-name="P16">Maceió/AL, ......... dia ............................................. de 2011.</text:p>
      <text:p text:style-name="P21"/>
      <text:p text:style-name="P21"/>
      <text:p text:style-name="P21"/>
      <text:p text:style-name="P21"/>
      <text:p text:style-name="P21"/>
      <text:p text:style-name="P18">__________________________________________________________</text:p>
      <text:p text:style-name="P32"><text:span text:style-name="Fonte_20_parág._20_padrão"><text:span text:style-name="T11">Prof.</text:span></text:span><text:span text:style-name="Fonte_20_parág._20_padrão"><text:span text:style-name="T12"> </text:span></text:span><text:span text:style-name="Fonte_20_parág._20_padrão"><text:span text:style-name="T13">Mestre </text:span></text:span><text:span text:style-name="Fonte_20_parág._20_padrão"><text:span text:style-name="T16">Leonardo Filipe Batista Silva de Carvalho</text:span></text:span></text:p>
      <text:p text:style-name="P2"><text:span text:style-name="Fonte_20_parág._20_padrão"><text:span text:style-name="T11">Orientador</text:span></text:span></text:p>
      <text:p text:style-name="P15"/>
      <text:p text:style-name="P15"/>
      <text:p text:style-name="P15"/>
      <text:p text:style-name="P15"/>
      <text:p text:style-name="P15"/>
      <text:p text:style-name="P15"/>
      <text:p text:style-name="P15"/>
      <text:p text:style-name="P15"/>
      <text:p text:style-name="P15">Maceió</text:p>
      <text:p text:style-name="P15">2011</text:p>
      <text:p text:style-name="P15"/>
      <text:p text:style-name="P66"/>
      <text:p text:style-name="P15"/>
      <text:p text:style-name="P15"/>
      <text:p text:style-name="P15"/>
      <text:p text:style-name="P15"/>
      <text:p text:style-name="P15"/>
      <text:p text:style-name="P15"/>
      <text:p text:style-name="P15"/>
      <text:p text:style-name="P15"/>
      <text:h text:style-name="P100" text:outline-level="4"/>
      <text:h text:style-name="P100" text:outline-level="4"/>
      <text:h text:style-name="P100" text:outline-level="4"/>
      <text:h text:style-name="P100" text:outline-level="4"/>
      <text:h text:style-name="P100" text:outline-level="4"/>
      <text:p text:style-name="P33"><text:bookmark text:name="__RefHeading__116_1186684847"/>Este trabalho é dedicado à...<text:bookmark-end text:name="__RefHeading__116_1186684847"/></text:p>
      <text:h text:style-name="P101" text:outline-level="4"/>
      <text:p text:style-name="P43"/>
      <text:p text:style-name="P43"/>
      <text:p text:style-name="P43"/>
      <text:p text:style-name="P43"/>
      <text:p text:style-name="P43"/>
      <text:p text:style-name="P43"/>
      <text:p text:style-name="P43"/>
      <text:p text:style-name="P44"/>
      <text:p text:style-name="P65"><text:bookmark text:name="__RefHeading__118_1186684847"/>AGRADECIMENTOS<text:bookmark-end text:name="__RefHeading__118_1186684847"/></text:p>
      <text:p text:style-name="P34"/>
      <text:p text:style-name="P34"/>
      <text:p text:style-name="P34"/>
      <text:p text:style-name="P34"/>
      <text:p text:style-name="P34"/>
      <text:p text:style-name="P34"><text:bookmark text:name="__RefHeading__120_1186684847"/>A fulano.<text:bookmark-end text:name="__RefHeading__120_1186684847"/></text:p>
      <text:p text:style-name="P34"><text:bookmark text:name="__RefHeading__122_1186684847"/>A beltrano.<text:bookmark-end text:name="__RefHeading__122_1186684847"/></text:p>
      <text:p text:style-name="P34"><text:bookmark text:name="__RefHeading__124_1186684847"/>A sicrano.<text:bookmark-end text:name="__RefHeading__124_1186684847"/></text:p>
      <text:h text:style-name="P102" text:outline-level="4"/>
      <text:h text:style-name="P102" text:outline-level="4"/>
      <text:h text:style-name="P102" text:outline-level="4"/>
      <text:p text:style-name="P58"/>
      <text:h text:style-name="P103" text:outline-level="4"/>
      <text:h text:style-name="P103" text:outline-level="4"/>
      <text:p text:style-name="P87">“Nunca ande pelo caminho traçado, pois ele conduz somente até onde os outros foram”</text:p>
      <text:p text:style-name="P88">Alexandre Graham Bell</text:p>
      <text:p text:style-name="P17"/>
      <text:p text:style-name="P68"/>
      <text:p text:style-name="P68"/>
      <text:p text:style-name="P68"/>
      <text:p text:style-name="P68"/>
      <text:p text:style-name="P68"><text:soft-page-break/></text:p>
      <text:p text:style-name="P69">RESUMO</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9"/>
      <text:p text:style-name="P19"/>
      <text:p text:style-name="P19"/>
      <text:h text:style-name="P95" text:outline-level="3">INTRODUÇÃO</text:h>
      <text:p text:style-name="P4"/>
      <text:p text:style-name="P50"><text:span text:style-name="T25"><text:tab/></text:span><text:span text:style-name="T1">Em um context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ROGERS, 2001).</text:span></text:p>
      <text:p text:style-name="P50"><text:span text:style-name="T1"><text:tab/>Em face o exposto, pode-se relacionar isto ao CRM </text:span><text:span text:style-name="T2">Customer Relationship Management </text:span><text:span text:style-name="T3">ou</text:span><text:span text:style-name="T1"> Gestão de Relacionamento com o Cliente, onde sua definição na literatura pode ser encontrada de modos diferentes e não existe um consenso. </text:span></text:p>
      <text:p text:style-name="P38">Para compreender seu significado é necessário extrair das falas dos autores que abordam o tema e conteúdos que se convergem. </text:p>
      <text:p text:style-name="P37"><text:tab/>Giuliani (2001) apresenta argumento afirmando que “A melhor estratégia é satisfazer com qualidade e eficiência o gosto do cliente”. Almeida et tal (p.86, 2005) corrobora dizendo que o “CRM pode ser definido como gerenciamento contínuo do relacionamento com o cliente, garantindo melhor atendimento, fidelização e novas oportunidades de negócios”. </text:p>
      <text:p text:style-name="P38"><text:tab/>Bretkze (2000) define CRM como um conjunto de conceitos e ferramentas para dar apoio as empresas na elaboração de estratégias para aproximação e manutenção de seus clientes, se utilizando de processos, softwares e hardware para atingir este objetivo.</text:p>
      <text:p text:style-name="P37"><text:tab/>O CRM representa uma forma de apoiar e executar o marketing de relacionamento, obtendo a cada interação com o cliente informações importantes para melhorar essa relação e contribuir para que em cada ponto o contato com a empresa supra suas necessidades ou anseios (GUMMESSON apud <text:s/>MELO, 2009). </text:p>
      <text:p text:style-name="P37"><text:tab/>Abarcando as afirmações anteriores a citação a seguir proporciona uma visão mais prática sobre o tema:</text:p>
      <text:p text:style-name="P37"/>
      <text:p text:style-name="P81"><text:span text:style-name="T7">“Se uma organização estiver procurando afinar todos os pontos de contato com a marca, integrando pessoas, processos e tecnologia do ponto de vista do cliente, resultando em valor de longo prazo para a marca, para a lealdade do cliente e rentabilidade, então pode-se ter <text:s/></text:span><text:span text:style-name="T8">certeza de que ela está entendendo o que significa CRM” (LOBO, 2002). </text:span></text:p>
      <text:p text:style-name="P80"/>
      <text:p text:style-name="P79"/>
      <text:p text:style-name="P22"><text:tab/>Diante do exposto, este trabalho se propõe a desenvolver um sistema <text:soft-page-break/>direcionado a web que atuará no âmbito do CRM, cujo foco está voltado para o setor de telemarketing de uma empresa, o qual está diretamente ligado a necessidade de comunicação entre a empresa e seus clientes atuais e potenciais. Neste contexto, o sistema que será apresentado aqui adota ainda o modelo de desenvolvimento Open Source, um modelo de desenvolvimento para o qual existem poucos sistemas CRM disponíveis, que permite o acesso irrestrito ao código-fonte do sistema e que facilidade sua adaptação à futuras necessidades.</text:p>
      <text:p text:style-name="P22"/>
      <text:h text:style-name="P94" text:outline-level="3">MOTIVAÇÃO</text:h>
      <text:p text:style-name="P3"><text:span text:style-name="Fonte_20_parág._20_padrão"><text:span text:style-name="T9"/></text:span></text:p>
      <text:p text:style-name="P3"><text:span text:style-name="Fonte_20_parág._20_padrão"><text:span text:style-name="T9"><text:tab/>A motivação para este trabalho surgiu a partir d</text:span></text:span><text:span text:style-name="Fonte_20_parág._20_padrão"><text:span text:style-name="T10">a vivência de um dos membros da equipe como estagiário de uma organização não governamental (ONG) conhecida como AAPPE (Associação dos Amigos e Pais de Pessoas Especiais) que foca o trabalho com pessoas portadoras de necessidades especiais, onde percebeu a inexistência de uma sistema de computacional para o setor de telemarketing.</text:span></text:span></text:p>
      <text:p text:style-name="P3"><text:span text:style-name="Fonte_20_parág._20_padrão"><text:span text:style-name="T10"><text:tab/>Notada esta carência, decidiu-se desenvolver um software como forma de preencher a lacuna de gerenciar o recebimento das doações de recursos da AAPPE e com isso informatizar e agilizar os processos deste setor da organização.</text:span></text:span></text:p>
      <text:p text:style-name="P3"><text:span text:style-name="Fonte_20_parág._20_padrão"><text:span text:style-name="T10"><text:tab/>A opção pelo modelo de desenvolvimento de um sistema Open Source está principalmente ligada a condição de ONG da instituição para a qual a solução está sendo desenvolvido, um tipo de organização que se apoia fortemente em doações para exercer ou complementar suas atividades e ao fato de que os sistemas desse tipo existentes no mercado são predominantemente proprietários e normalmente possuem um custo vinculados a seu uso ou aquisição e que não disponibilizam seus códigos-fonte, inviabilizando sua alteração para atender as necessidades de cada empresa.</text:span></text:span></text:p>
      <text:p text:style-name="P22"/>
      <text:h text:style-name="P94" text:outline-level="3">OBJETIVOS</text:h>
      <text:p text:style-name="P20"/>
      <text:p text:style-name="P59"><text:span text:style-name="T23"><text:tab/>A proposta desse trabalho é construir um sistema </text:span><text:span text:style-name="T20">web </text:span><text:span text:style-name="T23">responsável por gerenciar doações de recursos oriundos de pessoas físicas e jurídicas, bem como oferecer funcionalidades de automatização de marketing. A aplicação será divida em duas partes o administrativo e operacional. O administrativo é responsável por gerenciar as contas dos usuários e seus respectivos níveis de acesso. Já o operacional irá controlar todo o histórico de doações feitas pelos indivíduos e </text:span><text:soft-page-break/><text:span text:style-name="T23">empresas e seus dados pessoais, sendo possível cadastrar os doadores de acordo </text:span><text:span text:style-name="T23">com a filial da instituição mais próxima e com isso ter o controle mais específico das </text:span><text:span text:style-name="T23">doações. Pode-se com esse sistema cadastrar campanhas e fazer divulgações através de newsletters. </text:span></text:p>
      <text:p text:style-name="P60"/>
      <text:h text:style-name="P94" text:outline-level="3">ORGANIZAÇÃO DO TRABALHO</text:h>
      <text:p text:style-name="P61"/>
      <text:p text:style-name="P22"><text:tab/>Este trabalho está dividido em diferentes capítulos de maneira a melhor apresentar a proposta sendo discutida aqui. Encerrada este introdução, o primeiro capítulo irá apresentar de maneira aprofundada as definições e características de sistemas CRM. Em seguida, o segundo capítulo irá apresentar os conceitos relacionados a sistemas Open Source e sua relação com as licenças de software. O terceiro capítulo apresenta o estudo de caso deste trabalho, ou seja, o sistema que foi criado aqui. Por fim serão apresentadas as conclusões referentes ao trabalho realizado aqui e as propostas que podem ser feitas a partir do que foi obtid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67"/>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75">INTRODUÇÃO<text:tab/>8</text:p>
          <text:p text:style-name="P75">MOTIVAÇÃO<text:tab/>9</text:p>
          <text:p text:style-name="P75">OBJETIVOS<text:tab/>9</text:p>
          <text:p text:style-name="P75">ORGANIZAÇÃO DO TRABALHO<text:tab/>10</text:p>
          <text:p text:style-name="P75">1 CUSTOMER RELATIONSHIP MANAGER (CRM)<text:tab/>13</text:p>
          <text:p text:style-name="P74">1.1 Marketing de Relacionamento<text:tab/>13</text:p>
          <text:p text:style-name="P74">1.2 Conceituando CRM<text:tab/>14</text:p>
          <text:p text:style-name="P76">1.2.1 Característica Estratégica<text:tab/>14</text:p>
          <text:p text:style-name="P76">1.2.2 Característica Filosófica<text:tab/>15</text:p>
          <text:p text:style-name="P76">1.2.3 Característica Tecnológica<text:tab/>15</text:p>
          <text:p text:style-name="P74">1.3 Tipos de CRM<text:tab/>16</text:p>
          <text:p text:style-name="P75">2 OPEN SOURCE<text:tab/>17</text:p>
          <text:p text:style-name="P74">2.1 Como Surgiu o Conceito Open Source<text:tab/>17</text:p>
          <text:p text:style-name="P74">2.2 Open Source ou Software Livre<text:tab/>18</text:p>
          <text:p text:style-name="P74">2.3 Principais Licenças de Software<text:tab/>18</text:p>
          <text:p text:style-name="P75">REFERÊNCIAS BIBLIOGRÁFICAS<text:tab/>19</text:p>
        </text:index-body>
      </text:table-of-conten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94" text:outline-level="3"><text:soft-page-break/>1 CUSTOMER RELATIONSHIP MANAGEMENT (CRM)</text:h>
      <text:p text:style-name="P49"/>
      <text:p text:style-name="P53"><text:span text:style-name="T27"><text:tab/>Neste capítulo será apresentado referências teóricos sobre a </text:span><text:span text:style-name="T28">Custumer Relationship Management </text:span><text:span text:style-name="T29">(CRM) para ajudar a compreender seu significado, a importância da sua aplicabilidade nas empresas e discriminar cada ramificação que o compõe.</text:span></text:p>
      <text:h text:style-name="P98" text:outline-level="4">1.1 Marketing de Relacionamento</text:h>
      <text:p text:style-name="P52"><text:span text:style-name="T26"><text:tab/>O marketing se transformou nas últimas três décadas passando pelas fases de produção em massa, marketing segmentado e atualmente se encontra no estágio do marketing de relacionamento (Shang et tal, 2007). </text:span><text:span text:style-name="T6">O Marketing de Relacionamento representa uma mudança na área de marketing motivado pelo cenário empresarial que modificou-se rapidamente de acordo com o surgimento das novas tendências tecnológicas e formas de se relacionar com os clientes. </text:span></text:p>
      <text:p text:style-name="P37"/>
      <text:p text:style-name="P37">Tabela 1: Evolução do Marketing</text:p>
      <table:table table:name="Evolução" table:style-name="Evolução">
        <table:table-column table:style-name="Evolução.A"/>
        <table:table-column table:style-name="Evolução.B"/>
        <table:table-column table:style-name="Evolução.C"/>
        <table:table-row>
          <table:table-cell table:style-name="Evolução.A1" office:value-type="string">
            <text:p text:style-name="P73">Produção em Massa</text:p>
          </table:table-cell>
          <table:table-cell table:style-name="Evolução.B1" office:value-type="string">
            <text:p text:style-name="P73">Marketing Segmentado</text:p>
          </table:table-cell>
          <table:table-cell table:style-name="Evolução.C1" office:value-type="string">
            <text:p text:style-name="P73">Marketing de Relacionamento</text:p>
          </table:table-cell>
        </table:table-row>
        <table:table-row>
          <table:table-cell table:style-name="Evolução.A2" office:value-type="string">
            <text:p text:style-name="P73">Marketing de massas</text:p>
          </table:table-cell>
          <table:table-cell table:style-name="Evolução.B2" office:value-type="string">
            <text:p text:style-name="P73">Gestão comercial</text:p>
          </table:table-cell>
          <table:table-cell table:style-name="Evolução.C2" office:value-type="string">
            <text:p text:style-name="P73"><text:span text:style-name="T21">Customer Relationship Management</text:span> (CRM)</text:p>
          </table:table-cell>
        </table:table-row>
        <table:table-row>
          <table:table-cell table:style-name="Evolução.A2" office:value-type="string">
            <text:p text:style-name="P73">Vendas diretas</text:p>
          </table:table-cell>
          <table:table-cell table:style-name="Evolução.B2" office:value-type="string">
            <text:p text:style-name="P73">Automatização das forças de vendas</text:p>
          </table:table-cell>
          <table:table-cell table:style-name="Evolução.C2" office:value-type="string">
            <text:p text:style-name="P73"/>
          </table:table-cell>
        </table:table-row>
        <table:table-row>
          <table:table-cell table:style-name="Evolução.A4" office:value-type="string">
            <text:p text:style-name="P73">Antes de 1980</text:p>
          </table:table-cell>
          <table:table-cell table:style-name="Evolução.B4" office:value-type="string">
            <text:p text:style-name="P73">1980</text:p>
          </table:table-cell>
          <table:table-cell table:style-name="Evolução.C4" office:value-type="string">
            <text:p text:style-name="P73">1990</text:p>
          </table:table-cell>
        </table:table-row>
      </table:table>
      <text:p text:style-name="P46">Fonte: adpatado de <text:s/>Customer Relationship Management (CRM) e a Indústria Hoteleira: uma Análise das Competências Organizacionais . Universidade Técnica de Lisboa. Abril, 2011.</text:p>
      <text:p text:style-name="P40"/>
      <text:p text:style-name="P6"><text:tab/>Se antes o foco era desenvolver e oferecer um produto sem intervenção do consumidor, atualmente o contexto demonstra que os clientes se tornaram fundamentais no processo de elaboração do produto devido a conscientização dos seus direitos e das exigências em adequar os produtos as suas necessidades (ZEITHAML, 2003). </text:p>
      <text:p text:style-name="P6"><text:tab/>Acrescentando ao que foi dito no parágrafo anterior, Ramaswamy (2002) considera que os clientes são participantes ativos do processo de desenvolvimento da empresa porque estes contribuem não só consumindo, mas com críticas e sugestões, de modo que essa comunicação permita as empresas adequar e superar <text:soft-page-break/>as expectativas do seu mercado consumidor. Para conseguir tais objetivos é indispensável possuir informações sobre cada cliente tendo uma postura de conhecer, captar e assegurá-los diante da variedade de produtos e serviços disponíveis.</text:p>
      <text:p text:style-name="P6"><text:tab/>De acordo com Zeithaml (p.141, 2003) “O objetivo básico do marketing de relacionamento é a construção e a manutenção de uma base de clientes comprometidos que sejam sustentáveis para a organização“. Essa estratégia de manter e inovar clientes conquista mais espaço dentro do mundo corporativo e é necessário estabelecer uma melhoria continua, identificando as situações quando este relacionamento não é mais proveitoso (FREITAS et tal, 2009). Diante dessas definições observa-se uma necessidade de uma consolidação do relacionamento com os clientes para que estes continuem assíduos a um produto ou serviço. </text:p>
      <text:p text:style-name="P7"/>
      <text:p text:style-name="P77">“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78"/>
      <text:p text:style-name="P6"><text:tab/>Gerir essa relação de forma a fortalecê-la depende de esforços não só por parte do setor de marketing das organizações, mas os outros setores (da recepção a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 </text:p>
      <text:h text:style-name="P98" text:outline-level="4">1.2 Conceituando CRM</text:h>
      <text:p text:style-name="Text_20_body"/>
      <text:p text:style-name="P48"><text:tab/>O CRM consiste em uma estratégia de negócio com foco no cliente, satisfazendo suas expectativas e obtendo a partir disto sua fidelidade, com o intuito de oferecer um serviço personalizado. (CROTEAU, LI, 2003). </text:p>
      <text:p text:style-name="P48"><text:tab/>Nogueira, Mazzon e Terra (apud Brambilla 2009, p.1) abordam que a:</text:p>
      <text:p text:style-name="P48"/>
      <text:p text:style-name="P89">“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 </text:p>
      <text:p text:style-name="P89"><text:soft-page-break/></text:p>
      <text:p text:style-name="P63"/>
      <text:p text:style-name="P64"><text:tab/>O crescente desenvolvimento das tecnologias da informação são parte importante no processo de melhoria das estratégias de relacionamento com o cliente e promove a comunicação entre cliente e empresa de forma mais rápida, o que resulta na satisfação do cliente com o serviço adquirido (PEDRON, 2001).</text:p>
      <text:p text:style-name="P37"><text:tab/>Como visto na introdução e nos conceitos acima, o CRM é apresentado por diversos pesquisadores e inexiste uma única definição para o relacionamento com o cliente. Percebe-se, no entanto, que nestas falas há uma incidência de termos <text:s/>acerca do CRM e nas pesquisas referentes a temática ficam evidentes <text:s/>três características: Estratégica, Filosófica e Tecnológica (GUEDES, 2010). Tendo em vista o fato de que o tema está subdivido, em seguida será destacada cada particularidade apontada nas pesquisas.</text:p>
      <text:h text:style-name="P97" text:outline-level="5">1.2.1 Característica Estratégica</text:h>
      <text:p text:style-name="P8"/>
      <text:p text:style-name="P8"><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 </text:p>
      <text:p text:style-name="P8"><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e-mail, telefone, internet, mala-direta etc.), aproximando assim os clientes daqueles que fornecem os serviços que utilizam.</text:p>
      <text:p text:style-name="P62"><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62"><text:tab/>Shaw (apud Damascena , 2004) apresenta um argumento afirmando que:</text:p>
      <text:p text:style-name="P8"/>
      <text:p text:style-name="P54">“O sucesso da estratégia de CRM depende dos clientes, das suas movimentações comerciais e de outros atores, como os competidores, cujo comportamento não é diretamente controlado. Pelo fato de o sucesso da estratégia depender também de agentes não controláveis, os processos e <text:soft-page-break/>políticas internas da organização devem estar alinhados aos desafios que impõe a estratégia de CRM”.</text:p>
      <text:p text:style-name="P55"/>
      <text:p text:style-name="P62"><text:tab/>Considerando as citações acima nota-se que é necessário um planejamento das empresas em elaborar estratégias para reconhecer e melhorar a abordagem de acordo com o valor do cliente, destinando a estratégia certa a ser empregada para que estes estejam satisfeitos em todo o contato que tenham com a empresa e seus canais de comunicação. </text:p>
      <text:p text:style-name="P55"><text:tab/></text:p>
      <text:h text:style-name="P97" text:outline-level="5">1.2.2 Característica Filosófica</text:h>
      <text:p text:style-name="P41"/>
      <text:p text:style-name="P42"><text:tab/>É um processo para manter um relacionamento de longo prazo com os clientes, antecipando suas necessidades para construir e fidelizar um vínculo destes com a empresa, tornando-os leais (ZABLAH et tal, 2004).</text:p>
      <text:p text:style-name="P42"><text:tab/>Na visão de Hasan (apud Sábio, 2011) “O CRM não é um projeto secreto - é uma filosofia de empresa direcionada em conseguir a fidelização do cliente.” A citação em subsequente exprime em outras palavras o aspecto filososófico:</text:p>
      <text:p text:style-name="P42"/>
      <text:p text:style-name="P56"><text:span text:style-name="T1">“</text:span><text:span text:style-name="T7">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text:span><text:span text:style-name="T8">(PEPPERS; ROGERS, 2001).</text:span></text:p>
      <text:p text:style-name="P57"/>
      <text:p text:style-name="P8"><text:tab/>Tornar o cliente fiél e surpreendê-lo constantemente com serviços ou produtos é o papel que uma organização deve possuir, sendo dinâmica na criação de novas estratégias para manutenção dos clientes.</text:p>
      <text:p text:style-name="P31"><text:span text:style-name="T1"><text:tab/></text:span><text:span text:style-name="T8"><text:tab/></text:span></text:p>
      <text:h text:style-name="P97" text:outline-level="5">1.2.3 Característica Tecnológica</text:h>
      <text:p text:style-name="P3"><text:span text:style-name="T9"><text:tab/></text:span><text:span text:style-name="Fonte_20_parág._20_padrão1"><text:span text:style-name="T5"> </text:span></text:span></text:p>
      <text:p text:style-name="P3"><text:span text:style-name="Fonte_20_parág._20_padrão"><text:span text:style-name="T9"><text:tab/>O CRM <text:s/>Tecnológico atua como o elemento que une todas estas teorias e as aplica ao contexto da Tecnologia da Informação. De fato, são os recursos de TI que gerem os dados coletados e estreitam a relação cliente/empresa e proporcionam os relatórios que são essenciais ao processo de gerenciamento de uma empresa. </text:span></text:span></text:p>
      <text:p text:style-name="P3"><text:span text:style-name="Fonte_20_parág._20_padrão"><text:span text:style-name="T9"><text:tab/>Um exemplo disto, tomando como base a definição expressa por Hansotia (apud Brambilla, 2009) para o CRM tecnológico reflete-se nas diferentes técnicas de </text:span></text:span><text:soft-page-break/><text:span text:style-name="Fonte_20_parág._20_padrão"><text:span text:style-name="T9">banco de dados que são utilizadas para extrair informações e na diversidade de sistemas existentes.</text:span></text:span></text:p>
      <text:p text:style-name="P3"><text:span text:style-name="Fonte_20_parág._20_padrão"><text:span text:style-name="T9"/></text:span></text:p>
      <text:p text:style-name="P3"><text:span text:style-name="Fonte_20_parág._20_padrão"><text:span text:style-name="T4"><text:tab/>Estes três pontos de vista do CRM estão expressos na Tabela 1 a partir da visão de diferentes autores já aludidos nesse texto e acrecido de novas menções.</text:span></text:span></text:p>
      <text:p text:style-name="P10"/>
      <text:p text:style-name="P24"/>
      <table:table table:name="Tabela1" table:style-name="Tabela1">
        <table:table-column table:style-name="Tabela1.A"/>
        <table:table-column table:style-name="Tabela1.B"/>
        <table:table-column table:style-name="Tabela1.C"/>
        <table:table-row>
          <table:table-cell table:style-name="Tabela1.A1" office:value-type="string">
            <text:p text:style-name="P70">Abordagem</text:p>
          </table:table-cell>
          <table:table-cell table:style-name="Tabela1.A1" office:value-type="string">
            <text:p text:style-name="P70">Definição</text:p>
          </table:table-cell>
          <table:table-cell table:style-name="Tabela1.C1" office:value-type="string">
            <text:p text:style-name="P70">Autores</text:p>
          </table:table-cell>
        </table:table-row>
        <table:table-row>
          <table:table-cell table:style-name="Tabela1.A2" table:number-rows-spanned="2" office:value-type="string">
            <text:p text:style-name="P70">CRM como filosofia</text:p>
          </table:table-cell>
          <table:table-cell table:style-name="Tabela1.A2" office:value-type="string">
            <text:p text:style-name="P28">Relacionada a uma cultura orientada ao cliente em busca de construir e cultivar uma relação de longo prazo.</text:p>
          </table:table-cell>
          <table:table-cell table:style-name="Tabela1.C2" office:value-type="string">
            <text:p text:style-name="P29">Pedro e Saccol apud Guedes (2010)</text:p>
          </table:table-cell>
        </table:table-row>
        <table:table-row>
          <table:covered-table-cell/>
          <table:table-cell table:style-name="Tabela1.A2" office:value-type="string">
            <text:p text:style-name="P28">É também almejar um relacionamento duradouro, conquistando o cliente para torná-lo fiel, mas é preciso regularidade nessa comunicação e se antecipar aos anseios deles.</text:p>
          </table:table-cell>
          <table:table-cell table:style-name="Tabela1.C2" office:value-type="string">
            <text:p text:style-name="P30">Zablah et tal apud Guedes (2010)</text:p>
          </table:table-cell>
        </table:table-row>
        <table:table-row>
          <table:table-cell table:style-name="Tabela1.A2" table:number-rows-spanned="3" office:value-type="string">
            <text:p text:style-name="P70">CRM como uma estratégia</text:p>
          </table:table-cell>
          <table:table-cell table:style-name="Tabela1.A2" office:value-type="string">
            <text:p text:style-name="P25">Uma estratégia de negócios projetada para elevar a lucratividade e a receita da empresa, por meio do aumento do nível de satisfação daqueles que utilizam os bens e serviços por ela comercializados.</text:p>
          </table:table-cell>
          <table:table-cell table:style-name="Tabela1.C2" office:value-type="string">
            <text:p text:style-name="P23">Richers (2000)</text:p>
          </table:table-cell>
        </table:table-row>
        <table:table-row table:style-name="Tabela1.5">
          <table:covered-table-cell/>
          <table:table-cell table:style-name="Tabela1.A2" office:value-type="string">
            <text:p text:style-name="P25">E 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1.C2" office:value-type="string">
            <text:p text:style-name="P15">Wilson et al apud Brambilla (2009)</text:p>
          </table:table-cell>
        </table:table-row>
        <table:table-row table:style-name="Tabela1.6">
          <table:covered-table-cell/>
          <table:table-cell table:style-name="Tabela1.A2" office:value-type="string">
            <text:p text:style-name="P39">“A melhor estratégia é satisfazer com qualidade e eficiência o gosto do cliente”.</text:p>
          </table:table-cell>
          <table:table-cell table:style-name="Tabela1.C2" office:value-type="string">
            <text:p text:style-name="P40">Giuliani (2001)</text:p>
          </table:table-cell>
        </table:table-row>
        <table:table-row>
          <table:table-cell table:style-name="Tabela1.A2" table:number-rows-spanned="3" office:value-type="string">
            <text:p text:style-name="P70">CRM como ferramenta tecnológica</text:p>
          </table:table-cell>
          <table:table-cell table:style-name="Tabela1.A2" office:value-type="string">
            <text:p text:style-name="P27">“o elemento facilitador na execução da estratégia de CRM”</text:p>
          </table:table-cell>
          <table:table-cell table:style-name="Tabela1.C2" office:value-type="string">
            <text:p text:style-name="P15">Hansotia apud Brambilla (2009)</text:p>
          </table:table-cell>
        </table:table-row>
        <table:table-row>
          <table:covered-table-cell/>
          <table:table-cell table:style-name="Tabela1.A2" office:value-type="string">
            <text:p text:style-name="P26"><text:s/>“CRM é a tecnologia usada para vendas, marketing e sistemas de serviços de informação para construir parcerias com o cliente.”</text:p>
          </table:table-cell>
          <table:table-cell table:style-name="Tabela1.C2" office:value-type="string">
            <text:p text:style-name="P15">Shoemaker (2001, p.178)</text:p>
          </table:table-cell>
        </table:table-row>
        <table:table-row>
          <table:covered-table-cell/>
          <table:table-cell table:style-name="Tabela1.A2" office:value-type="string">
            <text:p text:style-name="P14">“canais habilitados de TI como a Internet, permitem o diálogo one-to-one com atuais e possíveis clientes, mediante negociação individual”</text:p>
          </table:table-cell>
          <table:table-cell table:style-name="Tabela1.C2" office:value-type="string">
            <text:p text:style-name="P15">Wilson, Daniel, McDonald apud (Brambilla, 2009).</text:p>
          </table:table-cell>
        </table:table-row>
      </table:table>
      <text:p text:style-name="P11"/>
      <text:p text:style-name="P12"><text:span text:style-name="T22">Tabela </text:span><text:span text:style-name="T22"><text:sequence text:ref-name="refTable0" text:name="Table" text:formula="ooow:Table+1" style:num-format="1">1</text:sequence></text:span><text:span text:style-name="T22">: Diferentes características da CRM (Adaptado de Guedes, H. A. Utilização de Sistemas CRM </text:span><text:span text:style-name="T22">Como Instrumento de Atendimento ao Decreto 6.523/2008, 2010)</text:span></text:p>
      <text:p text:style-name="P11"/>
      <text:p text:style-name="P11"><text:soft-page-break/></text:p>
      <text:p text:style-name="P11"/>
      <text:p text:style-name="P45"><text:tab/>A adoção das ferramentas tecnológicas de CRM nas organizações não é garantia de sucesso na relação com o cliente. São importantes para administrar, mas juntamente com esta solução os gestores precisam de um planejamento para definir uma nova postura frente aos clientes e ainda mais com o seu negócio porque com o comprometimento de todos os colaboradores em prestar um bom atendimento isso será refletido na satisfação do cliente (GARRAFONI et tal, 2005).</text:p>
      <text:h text:style-name="Heading_20_4" text:outline-level="4">1.3 Finalidade do CRM</text:h>
      <text:p text:style-name="Text_20_body"><text:tab/>Nas obras referentes ao assunto não é encontrado uma única definição para seu objetivo. </text:p>
      <table:table table:name="Finalidade" table:style-name="Finalidade">
        <table:table-column table:style-name="Finalidade.A"/>
        <table:table-column table:style-name="Finalidade.B"/>
        <table:table-column table:style-name="Finalidade.C"/>
        <table:table-row>
          <table:table-cell table:style-name="Finalidade.A1" office:value-type="string">
            <text:p text:style-name="P72">Finalidade</text:p>
          </table:table-cell>
          <table:table-cell table:style-name="Finalidade.A1" office:value-type="string">
            <text:p text:style-name="P72">Definição</text:p>
          </table:table-cell>
          <table:table-cell table:style-name="Finalidade.C1" office:value-type="string">
            <text:p text:style-name="P72">Autor</text:p>
          </table:table-cell>
        </table:table-row>
        <table:table-row>
          <table:table-cell table:style-name="Finalidade.A2" table:number-rows-spanned="5" office:value-type="string">
            <text:p text:style-name="P71">Reduzir Despesas</text:p>
          </table:table-cell>
          <table:table-cell table:style-name="Finalidade.B2" office:value-type="string">
            <text:p text:style-name="P71"/>
          </table:table-cell>
          <table:table-cell table:style-name="Finalidade.C2" office:value-type="string">
            <text:p text:style-name="P71"/>
          </table:table-cell>
        </table:table-row>
        <table:table-row>
          <table:covered-table-cell/>
          <table:table-cell table:style-name="Finalidade.B3" office:value-type="string">
            <text:p text:style-name="P71"/>
          </table:table-cell>
          <table:table-cell table:style-name="Finalidade.C3" office:value-type="string">
            <text:p text:style-name="P71"/>
          </table:table-cell>
        </table:table-row>
        <table:table-row>
          <table:covered-table-cell/>
          <table:table-cell table:style-name="Finalidade.B4" office:value-type="string">
            <text:p text:style-name="P71"/>
          </table:table-cell>
          <table:table-cell table:style-name="Finalidade.C4" office:value-type="string">
            <text:p text:style-name="P71"/>
          </table:table-cell>
        </table:table-row>
        <table:table-row>
          <table:covered-table-cell/>
          <table:table-cell table:style-name="Finalidade.B5" office:value-type="string">
            <text:p text:style-name="P71"/>
          </table:table-cell>
          <table:table-cell table:style-name="Finalidade.C5" office:value-type="string">
            <text:p text:style-name="P71"/>
          </table:table-cell>
        </table:table-row>
        <table:table-row>
          <table:covered-table-cell/>
          <table:table-cell table:style-name="Finalidade.B6" office:value-type="string">
            <text:p text:style-name="P71"/>
          </table:table-cell>
          <table:table-cell table:style-name="Finalidade.C6" office:value-type="string">
            <text:p text:style-name="P71"/>
          </table:table-cell>
        </table:table-row>
        <table:table-row>
          <table:table-cell table:style-name="Finalidade.A2" table:number-rows-spanned="3" office:value-type="string">
            <text:p text:style-name="P71"/>
            <text:p text:style-name="P71">Aumentar Lucratividade</text:p>
            <text:p text:style-name="P71"/>
          </table:table-cell>
          <table:table-cell table:style-name="Finalidade.B7" office:value-type="string">
            <text:p text:style-name="P71">Tratamento diferencial do cliente</text:p>
            <text:p text:style-name="P90">Com um mercado competitivo onde os produtos e serviços estão nivelados, o diferencial está no tratamento com os <text:s/>clientes.</text:p>
          </table:table-cell>
          <table:table-cell table:style-name="Finalidade.C7" office:value-type="string">
            <text:p text:style-name="P72">Pedron (2005)</text:p>
          </table:table-cell>
        </table:table-row>
        <table:table-row>
          <table:covered-table-cell/>
          <table:table-cell table:style-name="Finalidade.B8" office:value-type="string">
            <text:p text:style-name="P71"/>
          </table:table-cell>
          <table:table-cell table:style-name="Finalidade.C8" office:value-type="string">
            <text:p text:style-name="P71"/>
          </table:table-cell>
        </table:table-row>
        <table:table-row>
          <table:covered-table-cell/>
          <table:table-cell table:style-name="Finalidade.B9" office:value-type="string">
            <text:p text:style-name="P71"/>
          </table:table-cell>
          <table:table-cell table:style-name="Finalidade.C9" office:value-type="string">
            <text:p text:style-name="P71"/>
          </table:table-cell>
        </table:table-row>
        <table:table-row>
          <table:table-cell table:style-name="Finalidade.A2" table:number-rows-spanned="9" office:value-type="string">
            <text:p text:style-name="P71">Visão Única do Cliente </text:p>
          </table:table-cell>
          <table:table-cell table:style-name="Finalidade.B10" office:value-type="string">
            <text:p text:style-name="P71">Satisfazer o cliente</text:p>
            <text:p text:style-name="P71"/>
          </table:table-cell>
          <table:table-cell table:style-name="Finalidade.C10" office:value-type="string">
            <text:p text:style-name="P71"/>
          </table:table-cell>
        </table:table-row>
        <table:table-row>
          <table:covered-table-cell/>
          <table:table-cell table:style-name="Finalidade.B11" office:value-type="string">
            <text:p text:style-name="P71">Manter o cliente</text:p>
          </table:table-cell>
          <table:table-cell table:style-name="Finalidade.C11" office:value-type="string">
            <text:p text:style-name="P71"/>
          </table:table-cell>
        </table:table-row>
        <table:table-row>
          <table:covered-table-cell/>
          <table:table-cell table:style-name="Finalidade.B12" office:value-type="string">
            <text:p text:style-name="P71">Concluir Relacionamento</text:p>
          </table:table-cell>
          <table:table-cell table:style-name="Finalidade.C12" office:value-type="string">
            <text:p text:style-name="P71"/>
          </table:table-cell>
        </table:table-row>
        <table:table-row>
          <table:covered-table-cell/>
          <table:table-cell table:style-name="Finalidade.B13" office:value-type="string">
            <text:p text:style-name="P71">Surpreender</text:p>
          </table:table-cell>
          <table:table-cell table:style-name="Finalidade.C13" office:value-type="string">
            <text:p text:style-name="P71"/>
          </table:table-cell>
        </table:table-row>
        <table:table-row table:style-name="Finalidade.14">
          <table:covered-table-cell/>
          <table:table-cell table:style-name="Finalidade.B14" office:value-type="string">
            <text:p text:style-name="P71"/>
          </table:table-cell>
          <table:table-cell table:style-name="Finalidade.C14" office:value-type="string">
            <text:p text:style-name="P71"/>
          </table:table-cell>
        </table:table-row>
        <table:table-row>
          <table:covered-table-cell/>
          <table:table-cell table:style-name="Finalidade.B15" office:value-type="string">
            <text:p text:style-name="P71"/>
          </table:table-cell>
          <table:table-cell table:style-name="Finalidade.C15" office:value-type="string">
            <text:p text:style-name="P71"/>
          </table:table-cell>
        </table:table-row>
        <table:table-row>
          <table:covered-table-cell/>
          <table:table-cell table:style-name="Finalidade.B16" office:value-type="string">
            <text:p text:style-name="P71"/>
          </table:table-cell>
          <table:table-cell table:style-name="Finalidade.C16" office:value-type="string">
            <text:p text:style-name="P71"/>
          </table:table-cell>
        </table:table-row>
        <table:table-row>
          <table:covered-table-cell/>
          <table:table-cell table:style-name="Finalidade.B17" office:value-type="string">
            <text:p text:style-name="P71"/>
          </table:table-cell>
          <table:table-cell table:style-name="Finalidade.C17" office:value-type="string">
            <text:p text:style-name="P71"/>
          </table:table-cell>
        </table:table-row>
        <table:table-row>
          <table:covered-table-cell/>
          <table:table-cell table:style-name="Finalidade.B18" office:value-type="string">
            <text:p text:style-name="P71"/>
          </table:table-cell>
          <table:table-cell table:style-name="Finalidade.C18" office:value-type="string">
            <text:p text:style-name="P71"/>
          </table:table-cell>
        </table:table-row>
        <table:table-row>
          <table:table-cell table:style-name="Finalidade.A2" table:number-rows-spanned="2" office:value-type="string">
            <text:p text:style-name="P71">Tomada de Decisão</text:p>
          </table:table-cell>
          <table:table-cell table:style-name="Finalidade.B19" office:value-type="string">
            <text:p text:style-name="P71"/>
          </table:table-cell>
          <table:table-cell table:style-name="Finalidade.C19" office:value-type="string">
            <text:p text:style-name="P71"/>
          </table:table-cell>
        </table:table-row>
        <table:table-row>
          <table:covered-table-cell/>
          <table:table-cell table:style-name="Finalidade.B20" office:value-type="string">
            <text:p text:style-name="P71"/>
          </table:table-cell>
          <table:table-cell table:style-name="Finalidade.C20" office:value-type="string">
            <text:p text:style-name="P71"/>
          </table:table-cell>
        </table:table-row>
      </table:table>
      <text:p text:style-name="Text_20_body"><text:soft-page-break/></text:p>
      <text:p text:style-name="Text_20_body"/>
      <text:h text:style-name="P98" text:outline-level="4">1.4 Tipos de CRM</text:h>
      <text:p text:style-name="P47"/>
      <text:p text:style-name="P36">CRM Operacional, Analítico e Colaborativo.</text:p>
      <text:p text:style-name="P36"/>
      <text:p text:style-name="P35"><text:span text:style-name="Fonte_20_parág._20_padrão"><text:span text:style-name="T14"><text:tab/>O CRM Operacional favorece a automação da relação com cliente, é o caso dos </text:span></text:span><text:span text:style-name="Fonte_20_parág._20_padrão"><text:span text:style-name="T15">Call Centers</text:span></text:span><text:span text:style-name="Fonte_20_parág._20_padrão"><text:span text:style-name="T14"> que atuam como SAC (serviço de atendimento a clientes) e SFA (automação de vendas) onde guardam dados históricos de compra, duração de ligações, indicadores de vendas e máximo de registros dos clientes, podendo a partir daí, servindo como alicerce para o CRM Analítico (PEPERS AND ROGERS GROUP, 2001).</text:span></text:span></text:p>
      <text:p text:style-name="P36"><text:tab/>CRM Analítico refere-se ao processo de armazenamento dos dados citado acima, fazendo o processo de extração, transformação e carga em data bases. Depois disto os gestores terão os dados interpretados e assim podem tirar medidas para tomar decisões, pois o conhecimento criado <text:span text:style-name="T24">com</text:span> as informações analíticas permite o reconhecimento dos anseios dos clientes, possíveis tendências e, por conseguinte a criação de novas estratégicas (PEPPERS AND ROGERS GROUP, 2001; GREENBERG APUD GUEDES, 2010).</text:p>
      <text:p text:style-name="P35"><text:span text:style-name="Fonte_20_parág._20_padrão"><text:span text:style-name="T14"><text:tab/>A relação que mais interage com cliente é o CRM Colaborativo onde ele tem um canal de comunicação com a empresa. A internet é hoje local onde isso se concentriza facilmente, haja vista a quantidade de crescente dos das redes sociais, </text:span></text:span><text:span text:style-name="Fonte_20_parág._20_padrão"><text:span text:style-name="T15">e-commerce</text:span></text:span><text:span text:style-name="Fonte_20_parág._20_padrão"><text:span text:style-name="T14"> e os tradicionais </text:span></text:span><text:span text:style-name="Fonte_20_parág._20_padrão"><text:span text:style-name="T15">e-mails</text:span></text:span><text:span text:style-name="Fonte_20_parág._20_padrão"><text:span text:style-name="T14"> e sítios.<text:tab/>Para ter uma solução completa, tais tipos precisam estar alinhados e formando um complexo sistema integrado de vários </text:span></text:span><text:span text:style-name="Fonte_20_parág._20_padrão"><text:span text:style-name="T14">módulos que acompanhará o cliente em todos os lugares da empresa sob um único olhar. <text:s/></text:span></text:span></text:p>
      <text:p text:style-name="P49"/>
      <text:p text:style-name="P49"/>
      <text:h text:style-name="P94" text:outline-level="3"><text:soft-page-break/></text:h>
      <text:h text:style-name="P94" text:outline-level="3"/>
      <text:h text:style-name="P94" text:outline-level="3"/>
      <text:p text:style-name="P49"/>
      <text:h text:style-name="P94" text:outline-level="3">2 OPEN SOURCE</text:h>
      <text:h text:style-name="P99" text:outline-level="4">2.1 Como Surgiu o Conceito Open Source</text:h>
      <text:h text:style-name="P99" text:outline-level="4">2.2 Open Source ou Software Livre</text:h>
      <text:h text:style-name="P99" text:outline-level="4">2.3 Principais Licenças de Software</text:h>
      <text:h text:style-name="P99" text:outline-level="4"/>
      <text:p text:style-name="P49"/>
      <text:p text:style-name="P49"/>
      <text:p text:style-name="P22"/>
      <text:h text:style-name="P96" text:outline-level="3">REFERÊNCIAS BIBLIOGRÁFICAS</text:h>
      <text:p text:style-name="P51"/>
      <text:p text:style-name="P9"/>
      <text:p text:style-name="P8">ALMEIDA, F. C. et tal. Caderno de Pesquisas em Administração, São Paulo, v. 12, n. 2, p. 85-97, abril/junho 2005.</text:p>
      <text:p text:style-name="P8"/>
      <text:p text:style-name="P13"><text:span text:style-name="Fonte_20_parág._20_padrão"><text:span text:style-name="T26">ANDRADE, M. G. V. Organizações Do Terceiro Setor: Estratégias para Captação De Recursos Junto Às Empresas Privadas. </text:span></text:span><text:span text:style-name="Emphasis"><text:span text:style-name="T18">Mestrado em engenharia de Produção – UFSC. 2002.</text:span></text:span></text:p>
      <text:p text:style-name="P13"><text:span text:style-name="Emphasis"><text:span text:style-name="T18"/></text:span></text:p>
      <text:p text:style-name="P13"><text:span text:style-name="Emphasis"><text:span text:style-name="T18">AZEVEDO et al. – O Uso de ERP e CRM no Suporte à Gestão da Demanda em Ambientes de Produção Make-to-Stock . Gestão &amp; Produção v.13, n.2, p.179-190, mai.-ago. 2006 .</text:span></text:span></text:p>
      <text:p text:style-name="P13"><text:span text:style-name="Emphasis"><text:span text:style-name="T18"/></text:span></text:p>
      <text:p text:style-name="P13"><text:span text:style-name="Emphasis"><text:span text:style-name="T18">BRAMBILLA, Flávio Régio. Gestão do Relacionamento com Clientes (CRM): Indicadores Tecnológicos. Revista Ciências Exatas e Naturais, Vol.11 no 1, Jan/Jun 2009.</text:span></text:span></text:p>
      <text:p text:style-name="P13"><text:span text:style-name="Emphasis"><text:span text:style-name="T18"/></text:span></text:p>
      <text:p text:style-name="P5"><text:span text:style-name="Emphasis"><text:span text:style-name="T19">BRETZKE, M. Marketing de relacionamento em tempo real com CRM. São Paulo: Atlas, 2000.</text:span></text:span></text:p>
      <text:p text:style-name="P8"/>
      <text:p text:style-name="P8">CROTEAU, Anne-Marie; LI, Peter. Critical Success Factors of CRM Technological </text:p>
      <text:p text:style-name="P13"><text:span text:style-name="Emphasis"><text:span text:style-name="T18">Initiatives. Canadian Journal of Administrative Sciences, v.20, 01, p.21-34, 2003. </text:span></text:span></text:p>
      <text:p text:style-name="P13"><text:span text:style-name="Emphasis"><text:span text:style-name="T18"/></text:span></text:p>
      <text:p text:style-name="P13"><text:span text:style-name="Emphasis"><text:span text:style-name="T18">DAMACENA, C. et tal. Estratégia de CRM: O Desafio da Implantação. Anais do Congresso Anual de Tecnologia de Informação – CATI 2004 – FGV-EAESP </text:span></text:span></text:p>
      <text:p text:style-name="P13"><text:span text:style-name="Emphasis"><text:span text:style-name="T18"/></text:span></text:p>
      <text:p text:style-name="P13"><text:span text:style-name="Emphasis"><text:span text:style-name="T18">FREITAS, A. A. F. O et tal CRM na Iniciação, Manutenção e Finalização de Relacionamentos Comerciais em Provedores de Serviços Bancários – Estudo de Caso . Revista do Mestrado em Administração e Desenvolvimento Empresarial da Universidade Estácio de Sá – Rio de Janeiro , ano 9, v.13, n.1, p. 76- 92, janeiro/abril, 2009.</text:span></text:span></text:p>
      <text:p text:style-name="P13"><text:span text:style-name="Emphasis"><text:span text:style-name="T18"/></text:span></text:p>
      <text:p text:style-name="P13"><text:span text:style-name="Emphasis"><text:span text:style-name="T18">GARRAFONI JR., A. et al. CRM: Conceito e Métodos de Aplicação no Marketing de Relacionamento. Revistal Gestão Industrial, v. 01, n. 03 : pp.013-023, 2005. </text:span></text:span></text:p>
      <text:p text:style-name="P13"><text:soft-page-break/><text:span text:style-name="Emphasis"><text:span text:style-name="T18"/></text:span></text:p>
      <text:p text:style-name="P13"><text:span text:style-name="Emphasis"><text:span text:style-name="T18">GIULIANI, Antônio C. Administração: evolução, desafios e tendências. São Paulo: Cobra, 2001. p. 86.</text:span></text:span></text:p>
      <text:p text:style-name="P13"><text:span text:style-name="Emphasis"><text:span text:style-name="T18"/></text:span></text:p>
      <text:p text:style-name="P8">LOBO, Alexandre. (2002) Marketing de Relacionamento. São Paulo, Seminários SSJ, 2002.</text:p>
      <text:p text:style-name="P13"><text:span text:style-name="Emphasis"><text:span text:style-name="T18"/></text:span></text:p>
      <text:p text:style-name="P13"><text:span text:style-name="Emphasis"><text:span text:style-name="T18">NOGUEIRA, Roberto; MAZZON, José Afonso; TERRA, Andréa Machado. A Gestão de CRM nas Seguradoras. In: EnANPAD, p.01-16, setembro 25-29, 2004, Curitiba (PR). Anais... Curitiba: ANPAD, 2004. </text:span></text:span></text:p>
      <text:p text:style-name="P13"><text:span text:style-name="Emphasis"><text:span text:style-name="T18"/></text:span></text:p>
      <text:p text:style-name="P13"><text:span text:style-name="Emphasis"><text:span text:style-name="T18">PRAHALAD, C. K. e RAMASWAMY, Venkatram, Co-opting Customer Competence – </text:span></text:span></text:p>
      <text:p text:style-name="P13"><text:span text:style-name="Emphasis"><text:span text:style-name="T18">Chapter 1 – Harvard Business Review on Customer Relationship Management, 2002. </text:span></text:span></text:p>
      <text:p text:style-name="P13"><text:span text:style-name="Emphasis"><text:span text:style-name="T18"/></text:span></text:p>
      <text:p text:style-name="P8"><text:span text:style-name="Emphasis"><text:span text:style-name="T17">PEDRON, Cristiane Drebes. Variáveis Determinantes no Processo de Implantação de CRM: Estudo de Casos Múltiplos em Empresas Gaúchas. Monografia de Bacharelado em Informática UNISINOS – Orientador: Prof. Ms. Marcelo Gattermann Perin. São Leopoldo: novembro de 2001. </text:span></text:span></text:p>
      <text:p text:style-name="P8"><text:span text:style-name="Emphasis"><text:span text:style-name="T17"/></text:span></text:p>
      <text:p text:style-name="P8"><text:span text:style-name="Emphasis"><text:span text:style-name="T17">PEDRON, Cristiane Drebes. Reflexões sobre a Adoção do CRM. Conferência IADIS Ibero-Americana WWW/Internet. 2005 </text:span></text:span></text:p>
      <text:p text:style-name="P8"><text:span text:style-name="Emphasis"><text:span text:style-name="T18"/></text:span></text:p>
      <text:p text:style-name="P3"><text:span text:style-name="Fonte_20_parág._20_padrão"><text:span text:style-name="T6">PEPPERS AND ROGERS GROUP. CRM Series – Marketing 1to1 – 2ª edição. São Paulo: Makron books, 2001.</text:span></text:span></text:p>
      <text:p text:style-name="P8"/>
      <text:p text:style-name="P8">RICHERS, Raimar. Marketing uma visão brasileira. São Paulo: Negócio Editora, 2000.</text:p>
      <text:p text:style-name="P8"/>
      <text:p text:style-name="P1"/>
      <text:p text:style-name="P8">SÁBIO, D. J. A. R. H., Customer Relationship Management (CRM) e a Indústria Hoteleira: uma Análise das Competências Organizacionais . Universidade Técnica de Lisboa. Abril, 2011.</text:p>
      <text:p text:style-name="P8"/>
      <text:p text:style-name="P8">VALENTE, THAIS REGINA GODOI. Marketing de Relacionamento e CRM: uma Análise da Gestão de Clientes no Setor Financeiro. Monografia apresentada ao <text:soft-page-break/>Departamento de Administração da <text:s/>Faculdade de Economia, Administração e Contabilidade como requisito parcial para obtenção de diploma de bacharel em Administração de Empresas. – São Paulo, 2002 .</text:p>
      <text:p text:style-name="P8"/>
      <text:p text:style-name="P8">ZABLAH, A.R.; BELLENGER, D.N.; JOHNSTON, W.J. An evaluation of divergent </text:p>
      <text:p text:style-name="P8">perspectives on customer relationship management: towards a common </text:p>
      <text:p text:style-name="P8">understanding of an emerging phenomenon. Industrial Marketing Management, v.33, </text:p>
      <text:p text:style-name="P8">Iss.6, p.475-489, 2004. </text:p>
      <text:p text:style-name="P8"/>
      <text:p text:style-name="P8">ZEITHAML, VALARIE A. Marketing de serviços: a empresa com foco no cliente. - 2.ed. - Porto Alegre: Bookman,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shadow="none">
        <style:tab-stops/>
      </style:paragraph-properties>
      <style:text-properties style:font-name="Arial1"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 style:family="paragraph" style:parent-style-name="Caption" style:class="extra"/>
    <style:style style:name="Standard_20__28_user_29_" style:display-name="Standard (user)" style:family="paragraph">
      <style:paragraph-properties fo:orphans="0" fo:widows="0" fo:hyphenation-ladder-count="no-limit" style:vertical-align="baseline"/>
      <style:text-properties style:use-window-font-color="true" style:font-name="Liberation Serif" fo:font-size="12pt" fo:language="pt" fo:country="B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master-page-name="">
      <style:paragraph-properties fo:margin-left="0.998cm" fo:margin-right="0cm" fo:line-height="150%" fo:text-align="justify" style:justify-single-word="false" fo:text-indent="0cm" style:auto-text-indent="false" style:page-number="auto" fo:background-color="transparent" style:shadow="none">
        <style:tab-stops>
          <style:tab-stop style:position="16.002cm" style:type="right" style:leader-style="dotted" style:leader-text="."/>
        </style:tab-stops>
        <style:drop-cap/>
        <style:background-image/>
      </style:paragraph-properties>
      <style:text-properties style:font-name="Aria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100% 100%" fo:font-size="8pt" style:font-size-asian="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PEREIRA</meta:initial-creator>
    <meta:creation-date>2011-09-14T15:11:00Z</meta:creation-date>
    <dc:date>2011-11-23T18:04:32</dc:date>
    <meta:editing-cycles>760</meta:editing-cycles>
    <meta:editing-duration>P1DT13H15M52S</meta:editing-duration>
    <dc:creator>Thales Pereira</dc:creator>
    <meta:document-statistic meta:table-count="3" meta:image-count="0" meta:object-count="0" meta:page-count="23" meta:paragraph-count="198" meta:word-count="3568" meta:character-count="23530" meta:non-whitespace-character-count="20063"/>
    <meta:template xlink:type="simple" xlink:actuate="onRequest" xlink:title="" xlink:href="../Captação%20de%20Recursos%20Através%20de%20um%20CRM%20Open%20Source.odt/Normal"/>
  </office:meta>
</office:document-meta>
</file>